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931in" fo:margin-left="0.1056in" fo:margin-top="0in" fo:margin-bottom="0in" table:align="left" style:writing-mode="lr-tb"/>
    </style:style>
    <style:style style:name="Table1.A" style:family="table-column">
      <style:table-column-properties style:column-width="2.2639in"/>
    </style:style>
    <style:style style:name="Table1.B" style:family="table-column">
      <style:table-column-properties style:column-width="2.2646in"/>
    </style:style>
    <style:style style:name="Table1.1" style:family="table-row">
      <style:table-row-properties style:min-row-height="0.3153in" fo:keep-together="auto"/>
    </style:style>
    <style:style style:name="Table1.A1" style:family="table-cell">
      <style:table-cell-properties fo:padding-left="0.0035in" fo:padding-right="0.0035in" fo:padding-top="0in" fo:padding-bottom="0in" fo:border="0.5pt solid #000000" style:writing-mode="lr-tb"/>
    </style:style>
    <style:style style:name="Table1.2" style:family="table-row">
      <style:table-row-properties style:min-row-height="0.309in" fo:keep-together="auto"/>
    </style:style>
    <style:style style:name="Table2" style:family="table">
      <style:table-properties style:width="6.8194in" fo:margin-left="0.0903in" fo:margin-top="0in" fo:margin-bottom="0in" table:align="left" style:writing-mode="lr-tb"/>
    </style:style>
    <style:style style:name="Table2.A" style:family="table-column">
      <style:table-column-properties style:column-width="1.1889in"/>
    </style:style>
    <style:style style:name="Table2.B" style:family="table-column">
      <style:table-column-properties style:column-width="1.4764in"/>
    </style:style>
    <style:style style:name="Table2.C" style:family="table-column">
      <style:table-column-properties style:column-width="1.2799in"/>
    </style:style>
    <style:style style:name="Table2.E" style:family="table-column">
      <style:table-column-properties style:column-width="1.3979in"/>
    </style:style>
    <style:style style:name="Table2.1" style:family="table-row">
      <style:table-row-properties style:min-row-height="0.316in" fo:keep-together="auto"/>
    </style:style>
    <style:style style:name="Table2.A1" style:family="table-cell">
      <style:table-cell-properties fo:padding-left="0.0035in" fo:padding-right="0.0035in" fo:padding-top="0in" fo:padding-bottom="0in" fo:border="0.5pt solid #000000" style:writing-mode="lr-tb"/>
    </style:style>
    <style:style style:name="Table2.2" style:family="table-row">
      <style:table-row-properties style:min-row-height="0.3438in" fo:keep-together="auto"/>
    </style:style>
    <style:style style:name="Table3" style:family="table">
      <style:table-properties style:width="6.7896in" fo:margin-left="0.1056in" fo:margin-top="0in" fo:margin-bottom="0in" table:align="left" style:writing-mode="lr-tb"/>
    </style:style>
    <style:style style:name="Table3.A" style:family="table-column">
      <style:table-column-properties style:column-width="1.6667in"/>
    </style:style>
    <style:style style:name="Table3.B" style:family="table-column">
      <style:table-column-properties style:column-width="2.8549in"/>
    </style:style>
    <style:style style:name="Table3.C" style:family="table-column">
      <style:table-column-properties style:column-width="2.2681in"/>
    </style:style>
    <style:style style:name="Table3.1" style:family="table-row">
      <style:table-row-properties style:min-row-height="0.3056in" fo:keep-together="auto"/>
    </style:style>
    <style:style style:name="Table3.A1" style:family="table-cell">
      <style:table-cell-properties fo:padding-left="0.0035in" fo:padding-right="0.0035in" fo:padding-top="0in" fo:padding-bottom="0in" fo:border="0.5pt solid #000000" style:writing-mode="lr-tb"/>
    </style:style>
    <style:style style:name="Table3.2" style:family="table-row">
      <style:table-row-properties style:min-row-height="0.2403in" fo:keep-together="auto"/>
    </style:style>
    <style:style style:name="Table4" style:family="table">
      <style:table-properties style:width="6.884in" fo:margin-left="0.1056in" fo:margin-top="0in" fo:margin-bottom="0in" table:align="left" style:writing-mode="lr-tb"/>
    </style:style>
    <style:style style:name="Table4.A" style:family="table-column">
      <style:table-column-properties style:column-width="2.2944in"/>
    </style:style>
    <style:style style:name="Table4.C" style:family="table-column">
      <style:table-column-properties style:column-width="2.2951in"/>
    </style:style>
    <style:style style:name="Table4.1" style:family="table-row">
      <style:table-row-properties style:min-row-height="0.3146in" fo:keep-together="auto"/>
    </style:style>
    <style:style style:name="Table4.A1" style:family="table-cell">
      <style:table-cell-properties fo:padding-left="0.0035in" fo:padding-right="0.0035in" fo:padding-top="0in" fo:padding-bottom="0in" fo:border="0.5pt solid #000000" style:writing-mode="lr-tb"/>
    </style:style>
    <style:style style:name="Table4.2" style:family="table-row">
      <style:table-row-properties style:min-row-height="0.2896in" fo:keep-together="auto"/>
    </style:style>
    <style:style style:name="Table5" style:family="table">
      <style:table-properties style:width="6.3771in" fo:margin-left="0.1639in" fo:margin-top="0in" fo:margin-bottom="0in" table:align="left" style:writing-mode="lr-tb"/>
    </style:style>
    <style:style style:name="Table5.A" style:family="table-column">
      <style:table-column-properties style:column-width="0.6194in"/>
    </style:style>
    <style:style style:name="Table5.B" style:family="table-column">
      <style:table-column-properties style:column-width="2.3806in"/>
    </style:style>
    <style:style style:name="Table5.C" style:family="table-column">
      <style:table-column-properties style:column-width="1.0688in"/>
    </style:style>
    <style:style style:name="Table5.D" style:family="table-column">
      <style:table-column-properties style:column-width="2.3076in"/>
    </style:style>
    <style:style style:name="Table5.1" style:family="table-row">
      <style:table-row-properties style:min-row-height="0.4479in" fo:keep-together="auto"/>
    </style:style>
    <style:style style:name="Table5.A1" style:family="table-cell">
      <style:table-cell-properties fo:padding-left="0.0035in" fo:padding-right="0.0035in" fo:padding-top="0in" fo:padding-bottom="0in" fo:border="0.5pt solid #000000" style:writing-mode="lr-tb"/>
    </style:style>
    <style:style style:name="Table5.D1" style:family="table-cell">
      <style:table-cell-properties fo:background-color="transparent" fo:padding-left="0.0035in" fo:padding-right="0.0035in" fo:padding-top="0in" fo:padding-bottom="0in" fo:border="0.5pt solid #000000" style:writing-mode="lr-tb">
        <style:background-image/>
      </style:table-cell-properties>
    </style:style>
    <style:style style:name="Table5.2" style:family="table-row">
      <style:table-row-properties style:min-row-height="1.3417in" fo:keep-together="auto"/>
    </style:style>
    <style:style style:name="P1" style:family="paragraph" style:parent-style-name="Standard">
      <style:paragraph-properties fo:margin-top="0in" fo:margin-bottom="0in" style:contextual-spacing="false" fo:line-height="0.211in" fo:text-align="justify" style:justify-single-word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0.2083in" fo:text-align="justify" style:justify-single-word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0.2098in" fo:text-align="justify" style:justify-single-word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0.2189in" fo:text-align="justify" style:justify-single-word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0.2102in" fo:text-align="justify" style:justify-single-word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0.2118in" fo:text-align="justify" style:justify-single-word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0.2201in" fo:text-align="justify" style:justify-single-word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0.2138in" fo:text-align="justify" style:justify-single-word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text-align="justify" style:justify-single-word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11" style:family="paragraph" style:parent-style-name="Heading_20_1">
      <style:paragraph-properties>
        <style:tab-stops>
          <style:tab-stop style:position="0.2957in"/>
        </style:tab-stops>
      </style:paragraph-properties>
    </style:style>
    <style:style style:name="P12" style:family="paragraph" style:parent-style-name="List_20_Paragraph" style:list-style-name="WWNum41">
      <style:paragraph-properties fo:line-height="0.2217in"/>
    </style:style>
    <style:style style:name="P13" style:family="paragraph" style:parent-style-name="List_20_Paragraph">
      <style:paragraph-properties fo:margin-left="0.8827in" fo:line-height="0.2217in" fo:text-indent="0in" style:auto-text-indent="false"/>
      <style:text-properties fo:font-size="14pt" style:font-size-asian="14pt" style:font-size-complex="14pt"/>
    </style:style>
    <style:style style:name="P14" style:family="paragraph" style:parent-style-name="Standard" style:list-style-name="WWNum32">
      <style:paragraph-properties fo:margin-left="0in" fo:margin-top="0.0575in" fo:margin-bottom="0in" style:contextual-spacing="false" fo:line-height="0.2217in" fo:text-align="justify" style:justify-single-word="false" fo:text-indent="0.5909in" style:auto-text-indent="false"/>
    </style:style>
    <style:style style:name="P15" style:family="paragraph" style:parent-style-name="Standard" style:list-style-name="WWNum32">
      <style:paragraph-properties fo:margin-left="0in" fo:margin-top="0.0008in" fo:margin-bottom="0in" style:contextual-spacing="false" fo:line-height="0.2217in" fo:text-align="justify" style:justify-single-word="false" fo:text-indent="0.5909in" style:auto-text-indent="false"/>
    </style:style>
    <style:style style:name="P16" style:family="paragraph" style:parent-style-name="Standard" style:list-style-name="WWNum32">
      <style:paragraph-properties fo:margin-left="0in" fo:line-height="0.2217in" fo:text-align="justify" style:justify-single-word="false" fo:text-indent="0.5909in" style:auto-text-indent="false"/>
    </style:style>
    <style:style style:name="P17" style:family="paragraph" style:parent-style-name="Standard" style:list-style-name="WWNum32">
      <style:paragraph-properties fo:margin-left="0in" fo:margin-top="0.0028in" fo:margin-bottom="0in" style:contextual-spacing="false" fo:line-height="0.2217in" fo:text-align="justify" style:justify-single-word="false" fo:text-indent="0.5909in" style:auto-text-indent="false"/>
    </style:style>
    <style:style style:name="P18" style:family="paragraph" style:parent-style-name="Standard" style:list-style-name="WWNum32">
      <style:paragraph-properties fo:margin-left="0in" fo:margin-top="0.0618in" fo:margin-bottom="0in" style:contextual-spacing="false" fo:line-height="0.2217in" fo:text-align="justify" style:justify-single-word="false" fo:text-indent="0.5909in" style:auto-text-indent="false"/>
    </style:style>
    <style:style style:name="P19" style:family="paragraph" style:parent-style-name="Standard" style:list-style-name="WWNum32">
      <style:paragraph-properties fo:margin-left="0in" fo:line-height="0.2217in" fo:text-align="justify" style:justify-single-word="false" fo:text-indent="0.5909in" style:auto-text-indent="false"/>
    </style:style>
    <style:style style:name="P20" style:family="paragraph" style:parent-style-name="Standard" style:list-style-name="WWNum32">
      <style:paragraph-properties fo:margin-left="0in" fo:margin-top="0.0016in" fo:margin-bottom="0in" style:contextual-spacing="false" fo:line-height="0.2217in" fo:text-align="justify" style:justify-single-word="false" fo:text-indent="0.5909in" style:auto-text-indent="false"/>
    </style:style>
    <style:style style:name="P21" style:family="paragraph" style:parent-style-name="Standard" style:list-style-name="WWNum32">
      <style:paragraph-properties fo:margin-top="0.0035in" fo:margin-bottom="0in" style:contextual-spacing="false" fo:line-height="0.2217in" fo:text-align="justify" style:justify-single-word="false">
        <style:tab-stops>
          <style:tab-stop style:position="1.0173in"/>
        </style:tab-stops>
      </style:paragraph-properties>
    </style:style>
    <style:style style:name="P22" style:family="paragraph" style:parent-style-name="Standard" style:list-style-name="WWNum32">
      <style:paragraph-properties fo:line-height="0.2217in" fo:text-align="justify" style:justify-single-word="false">
        <style:tab-stops>
          <style:tab-stop style:position="1.0173in"/>
        </style:tab-stops>
      </style:paragraph-properties>
    </style:style>
    <style:style style:name="P23" style:family="paragraph" style:parent-style-name="Standard">
      <style:paragraph-properties fo:line-height="0.2217in" fo:text-align="justify" style:justify-single-word="false" fo:text-indent="0.5909in" style:auto-text-indent="false"/>
    </style:style>
    <style:style style:name="P24" style:family="paragraph" style:parent-style-name="Standard" style:list-style-name="WWNum32">
      <style:paragraph-properties fo:line-height="0.2217in" fo:text-align="justify" style:justify-single-word="false">
        <style:tab-stops>
          <style:tab-stop style:position="0.872in"/>
        </style:tab-stops>
      </style:paragraph-properties>
    </style:style>
    <style:style style:name="P25" style:family="paragraph" style:parent-style-name="Standard" style:list-style-name="">
      <style:paragraph-properties fo:line-height="0.2217in" fo:text-align="justify" style:justify-single-word="false" fo:text-indent="0.5909in" style:auto-text-indent="false"/>
    </style:style>
    <style:style style:name="P26" style:family="paragraph" style:parent-style-name="Standard" style:list-style-name="WWNum30">
      <style:paragraph-properties fo:margin-left="0in" fo:line-height="0.2217in" fo:text-align="justify" style:justify-single-word="false" fo:text-indent="0.5909in" style:auto-text-indent="false"/>
    </style:style>
    <style:style style:name="P27" style:family="paragraph" style:parent-style-name="Standard" style:list-style-name="WWNum32">
      <style:paragraph-properties fo:margin-left="0in" fo:line-height="0.2236in" fo:text-align="justify" style:justify-single-word="false" fo:text-indent="0.5909in" style:auto-text-indent="false"/>
    </style:style>
    <style:style style:name="P28" style:family="paragraph" style:parent-style-name="Standard">
      <style:paragraph-properties fo:line-height="0.2236in" fo:text-align="justify" style:justify-single-word="false" fo:text-indent="0.5909in" style:auto-text-indent="false">
        <style:tab-stops>
          <style:tab-stop style:position="2.1217in"/>
          <style:tab-stop style:position="3.2398in"/>
        </style:tab-stops>
      </style:paragraph-properties>
    </style:style>
    <style:style style:name="P29" style:family="paragraph" style:parent-style-name="Standard" style:list-style-name="WWNum33">
      <style:paragraph-properties fo:line-height="0.2236in" fo:text-align="justify" style:justify-single-word="false">
        <style:tab-stops>
          <style:tab-stop style:position="0.8291in"/>
        </style:tab-stops>
      </style:paragraph-properties>
    </style:style>
    <style:style style:name="P30" style:family="paragraph" style:parent-style-name="Standard">
      <style:paragraph-properties fo:line-height="0.2236in" fo:text-align="justify" style:justify-single-word="false" fo:text-indent="0.5909in" style:auto-text-indent="false"/>
    </style:style>
    <style:style style:name="P31" style:family="paragraph" style:parent-style-name="Standard">
      <style:paragraph-properties fo:margin-left="0.1972in" fo:line-height="0.2236in" fo:text-align="justify" style:justify-single-word="false" fo:text-indent="0.5902in" style:auto-text-indent="false"/>
    </style:style>
    <style:style style:name="P32" style:family="paragraph" style:parent-style-name="Standard" style:list-style-name="WWNum30">
      <style:paragraph-properties fo:margin-left="0in" fo:line-height="0.2236in" fo:text-align="justify" style:justify-single-word="false" fo:text-indent="0.5909in" style:auto-text-indent="false"/>
    </style:style>
    <style:style style:name="P33" style:family="paragraph" style:parent-style-name="Standard" style:list-style-name="WWNum30">
      <style:paragraph-properties fo:margin-left="0in" fo:line-height="0.2236in" fo:text-align="justify" style:justify-single-word="false" fo:text-indent="0.5909in" style:auto-text-indent="false"/>
    </style:style>
    <style:style style:name="P34" style:family="paragraph" style:parent-style-name="Standard">
      <style:paragraph-properties fo:text-align="justify" style:justify-single-word="false" fo:text-indent="0.5909in" style:auto-text-indent="false">
        <style:tab-stops>
          <style:tab-stop style:position="2.8307in"/>
          <style:tab-stop style:position="3.9465in"/>
        </style:tab-stops>
      </style:paragraph-properties>
    </style:style>
    <style:style style:name="P35" style:family="paragraph" style:parent-style-name="Standard">
      <style:paragraph-properties fo:text-align="justify" style:justify-single-word="false" fo:text-indent="0.5909in" style:auto-text-indent="false"/>
    </style:style>
    <style:style style:name="P36" style:family="paragraph" style:parent-style-name="Standard">
      <style:paragraph-properties fo:margin-left="0.1965in" fo:text-align="justify" style:justify-single-word="false" fo:text-indent="0.5909in" style:auto-text-indent="false"/>
    </style:style>
    <style:style style:name="P37" style:family="paragraph" style:parent-style-name="Standard" style:list-style-name="WWNum32">
      <style:paragraph-properties fo:margin-left="0in" fo:text-align="justify" style:justify-single-word="false" fo:text-indent="0.5909in" style:auto-text-indent="false">
        <style:tab-stops>
          <style:tab-stop style:position="1.1654in"/>
        </style:tab-stops>
      </style:paragraph-properties>
    </style:style>
    <style:style style:name="P38" style:family="paragraph" style:parent-style-name="Standard" style:list-style-name="WWNum33">
      <style:paragraph-properties fo:text-align="justify" style:justify-single-word="false">
        <style:tab-stops>
          <style:tab-stop style:position="0.8291in"/>
        </style:tab-stops>
      </style:paragraph-properties>
    </style:style>
    <style:style style:name="P39" style:family="paragraph" style:parent-style-name="Standard" style:list-style-name="WWNum33">
      <style:paragraph-properties fo:text-align="justify" style:justify-single-word="false"/>
    </style:style>
    <style:style style:name="P40" style:family="paragraph" style:parent-style-name="Standard" style:list-style-name="WWNum32">
      <style:paragraph-properties fo:margin-left="0in" fo:text-align="justify" style:justify-single-word="false" fo:text-indent="0.5909in" style:auto-text-indent="false"/>
    </style:style>
    <style:style style:name="P41" style:family="paragraph" style:parent-style-name="Standard" style:list-style-name="WWNum32">
      <style:paragraph-properties fo:margin-left="0in" fo:margin-top="0.0547in" fo:margin-bottom="0in" style:contextual-spacing="false" fo:text-align="justify" style:justify-single-word="false" fo:text-indent="0.5909in" style:auto-text-indent="false"/>
    </style:style>
    <style:style style:name="P42" style:family="paragraph" style:parent-style-name="Standard" style:list-style-name="WWNum32">
      <style:paragraph-properties fo:margin-left="0in" fo:text-align="justify" style:justify-single-word="false" fo:text-indent="0.5909in" style:auto-text-indent="false"/>
    </style:style>
    <style:style style:name="P43" style:family="paragraph" style:parent-style-name="Standard">
      <style:paragraph-properties fo:margin-left="0.1972in" fo:text-align="justify" style:justify-single-word="false" fo:text-indent="0.5902in" style:auto-text-indent="false"/>
    </style:style>
    <style:style style:name="P44" style:family="paragraph" style:parent-style-name="Standard">
      <style:paragraph-properties fo:margin-top="0in" fo:margin-bottom="0.0071in" style:contextual-spacing="false" fo:text-align="justify" style:justify-single-word="false"/>
    </style:style>
    <style:style style:name="P45" style:family="paragraph" style:parent-style-name="Standard">
      <style:paragraph-properties fo:margin-top="0in" fo:margin-bottom="0.0098in" style:contextual-spacing="false" fo:text-align="justify" style:justify-single-word="false"/>
    </style:style>
    <style:style style:name="P46" style:family="paragraph" style:parent-style-name="Standard" style:list-style-name="WWNum32">
      <style:paragraph-properties fo:margin-left="0in" fo:text-align="justify" style:justify-single-word="false" fo:text-indent="0.5909in" style:auto-text-indent="false">
        <style:tab-stops>
          <style:tab-stop style:position="1.1874in"/>
        </style:tab-stops>
      </style:paragraph-properties>
    </style:style>
    <style:style style:name="P47" style:family="paragraph" style:parent-style-name="Standard">
      <style:paragraph-properties fo:text-align="justify" style:justify-single-word="false">
        <style:tab-stops>
          <style:tab-stop style:position="1.1874in"/>
        </style:tab-stops>
      </style:paragraph-properties>
    </style:style>
    <style:style style:name="P48" style:family="paragraph" style:parent-style-name="Standard">
      <style:paragraph-properties fo:text-align="justify" style:justify-single-word="false"/>
    </style:style>
    <style:style style:name="P49" style:family="paragraph" style:parent-style-name="Standard">
      <style:paragraph-properties fo:text-align="justify" style:justify-single-word="false">
        <style:tab-stops>
          <style:tab-stop style:position="3.9102in" style:type="center"/>
        </style:tab-stops>
      </style:paragraph-properties>
    </style:style>
    <style:style style:name="P50" style:family="paragraph" style:parent-style-name="Standard" style:list-style-name="WWNum32">
      <style:paragraph-properties fo:margin-left="0in" fo:text-align="justify" style:justify-single-word="false" fo:text-indent="0.5909in" style:auto-text-indent="false">
        <style:tab-stops>
          <style:tab-stop style:position="1.0957in"/>
        </style:tab-stops>
      </style:paragraph-properties>
    </style:style>
    <style:style style:name="P51" style:family="paragraph" style:parent-style-name="Standard" style:list-style-name="WWNum32">
      <style:paragraph-properties fo:margin-left="0in" fo:margin-top="0.0008in" fo:margin-bottom="0in" style:contextual-spacing="false" fo:text-align="justify" style:justify-single-word="false" fo:text-indent="0.5909in" style:auto-text-indent="false">
        <style:tab-stops>
          <style:tab-stop style:position="1.1508in"/>
          <style:tab-stop style:position="1.152in"/>
          <style:tab-stop style:position="1.6543in"/>
          <style:tab-stop style:position="2.761in"/>
          <style:tab-stop style:position="3.2244in"/>
          <style:tab-stop style:position="4.0709in"/>
          <style:tab-stop style:position="5.5335in"/>
          <style:tab-stop style:position="6.6681in"/>
        </style:tab-stops>
      </style:paragraph-properties>
    </style:style>
    <style:style style:name="P52" style:family="paragraph" style:parent-style-name="Standard" style:list-style-name="WWNum32">
      <style:paragraph-properties fo:margin-left="0in" fo:text-align="justify" style:justify-single-word="false" fo:text-indent="0.5909in" style:auto-text-indent="false">
        <style:tab-stops>
          <style:tab-stop style:position="1.148in"/>
          <style:tab-stop style:position="1.1484in"/>
          <style:tab-stop style:position="1.6472in"/>
          <style:tab-stop style:position="2.75in"/>
          <style:tab-stop style:position="3.0346in"/>
          <style:tab-stop style:position="4.2555in"/>
          <style:tab-stop style:position="6.0402in"/>
          <style:tab-stop style:position="6.5008in"/>
        </style:tab-stops>
      </style:paragraph-properties>
    </style:style>
    <style:style style:name="P53" style:family="paragraph" style:parent-style-name="Standard" style:list-style-name="WWNum32">
      <style:paragraph-properties fo:margin-left="0in" fo:text-align="justify" style:justify-single-word="false" fo:text-indent="0.5909in" style:auto-text-indent="false">
        <style:tab-stops>
          <style:tab-stop style:position="1.0508in"/>
        </style:tab-stops>
      </style:paragraph-properties>
    </style:style>
    <style:style style:name="P54" style:family="paragraph" style:parent-style-name="Standard" style:list-style-name="WWNum30">
      <style:paragraph-properties fo:margin-left="0in" fo:text-align="justify" style:justify-single-word="false" fo:text-indent="0.5909in" style:auto-text-indent="false">
        <style:tab-stops>
          <style:tab-stop style:position="1.2055in"/>
        </style:tab-stops>
      </style:paragraph-properties>
    </style:style>
    <style:style style:name="P55" style:family="paragraph" style:parent-style-name="Standard" style:list-style-name="WWNum30">
      <style:paragraph-properties fo:margin-left="0in" fo:text-align="justify" style:justify-single-word="false" fo:text-indent="0.5909in" style:auto-text-indent="false">
        <style:tab-stops>
          <style:tab-stop style:position="1.1591in"/>
        </style:tab-stops>
      </style:paragraph-properties>
    </style:style>
    <style:style style:name="P56" style:family="paragraph" style:parent-style-name="Standard" style:list-style-name="WWNum30">
      <style:paragraph-properties fo:margin-left="0in" fo:text-align="justify" style:justify-single-word="false" fo:text-indent="0.5909in" style:auto-text-indent="false"/>
    </style:style>
    <style:style style:name="P57" style:family="paragraph" style:parent-style-name="Standard">
      <style:paragraph-properties fo:text-align="justify" style:justify-single-word="false" fo:text-indent="0.5909in" style:auto-text-indent="false">
        <style:tab-stops>
          <style:tab-stop style:position="4.1602in"/>
        </style:tab-stops>
      </style:paragraph-properties>
    </style:style>
    <style:style style:name="P58" style:family="paragraph" style:parent-style-name="Standard">
      <style:paragraph-properties fo:margin-top="0.0043in" fo:margin-bottom="0in" style:contextual-spacing="false" fo:text-align="justify" style:justify-single-word="false"/>
      <style:text-properties fo:font-size="14pt" style:font-size-asian="14pt" style:font-size-complex="14pt"/>
    </style:style>
    <style:style style:name="P59" style:family="paragraph" style:parent-style-name="Standard">
      <style:paragraph-properties fo:margin-top="0.0035in" fo:margin-bottom="0in" style:contextual-spacing="false" fo:text-align="justify" style:justify-single-word="false"/>
      <style:text-properties fo:font-size="14pt" style:font-size-asian="14pt" style:font-size-complex="14pt"/>
    </style:style>
    <style:style style:name="P60" style:family="paragraph" style:parent-style-name="Standard">
      <style:paragraph-properties fo:margin-top="0.002in" fo:margin-bottom="0in" style:contextual-spacing="false" fo:text-align="justify" style:justify-single-word="false"/>
      <style:text-properties fo:font-size="14pt" style:font-size-asian="14pt" style:font-size-complex="14pt"/>
    </style:style>
    <style:style style:name="P61" style:family="paragraph" style:parent-style-name="Standard">
      <style:paragraph-properties fo:margin-top="0.0028in" fo:margin-bottom="0in" style:contextual-spacing="false" fo:text-align="justify" style:justify-single-word="false"/>
      <style:text-properties fo:font-size="14pt" style:font-size-asian="14pt" style:font-size-complex="14pt"/>
    </style:style>
    <style:style style:name="P6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63" style:family="paragraph" style:parent-style-name="Standard">
      <style:paragraph-properties fo:text-align="justify" style:justify-single-word="false" fo:text-indent="0.5909in" style:auto-text-indent="false"/>
      <style:text-properties fo:font-size="14pt" style:font-size-asian="14pt" style:font-size-complex="14pt"/>
    </style:style>
    <style:style style:name="P64" style:family="paragraph" style:parent-style-name="Standard">
      <style:paragraph-properties fo:margin-top="0.0016in" fo:margin-bottom="0in" style:contextual-spacing="false" fo:text-align="justify" style:justify-single-word="false"/>
      <style:text-properties fo:font-size="14pt" style:font-size-asian="14pt" style:font-size-complex="14pt"/>
    </style:style>
    <style:style style:name="P65" style:family="paragraph" style:parent-style-name="Standard">
      <style:paragraph-properties fo:line-height="0.2217in" fo:text-align="justify" style:justify-single-word="false" fo:text-indent="0.5909in" style:auto-text-indent="false"/>
      <style:text-properties fo:font-size="14pt" style:font-size-asian="14pt" style:font-size-complex="14pt"/>
    </style:style>
    <style:style style:name="P66" style:family="paragraph" style:parent-style-name="Standard">
      <style:paragraph-properties fo:text-align="justify" style:justify-single-word="false">
        <style:tab-stops>
          <style:tab-stop style:position="1.1874in"/>
        </style:tab-stops>
      </style:paragraph-properties>
      <style:text-properties fo:font-size="14pt" style:font-size-asian="14pt"/>
    </style:style>
    <style:style style:name="P67" style:family="paragraph" style:parent-style-name="Standard" style:list-style-name="WWNum32">
      <style:paragraph-properties fo:margin-left="0in" fo:line-height="0.222in" fo:text-align="justify" style:justify-single-word="false" fo:text-indent="0.5909in" style:auto-text-indent="false"/>
    </style:style>
    <style:style style:name="P68" style:family="paragraph" style:parent-style-name="Standard">
      <style:paragraph-properties fo:line-height="150%" fo:text-align="justify" style:justify-single-word="false" fo:text-indent="0.5909in" style:auto-text-indent="false">
        <style:tab-stops>
          <style:tab-stop style:position="2.152in"/>
          <style:tab-stop style:position="3.3945in"/>
          <style:tab-stop style:position="4.5791in"/>
          <style:tab-stop style:position="5.139in"/>
          <style:tab-stop style:position="6.5098in"/>
        </style:tab-stops>
      </style:paragraph-properties>
    </style:style>
    <style:style style:name="P69" style:family="paragraph" style:parent-style-name="Standard" style:list-style-name="WWNum32">
      <style:paragraph-properties fo:margin-left="0in" fo:line-height="100%" fo:text-align="justify" style:justify-single-word="false" fo:text-indent="0.5909in" style:auto-text-indent="false">
        <style:tab-stops>
          <style:tab-stop style:position="0in"/>
          <style:tab-stop style:position="0.7736in"/>
        </style:tab-stops>
      </style:paragraph-properties>
    </style:style>
    <style:style style:name="P70" style:family="paragraph" style:parent-style-name="Standard">
      <style:paragraph-properties fo:margin-left="0.1972in" fo:line-height="100%" fo:text-align="justify" style:justify-single-word="false" fo:text-indent="0.5909in" style:auto-text-indent="false">
        <style:tab-stops>
          <style:tab-stop style:position="2.0453in"/>
        </style:tab-stops>
      </style:paragraph-properties>
    </style:style>
    <style:style style:name="P71" style:family="paragraph" style:parent-style-name="Standard" style:list-style-name="WWNum32">
      <style:paragraph-properties fo:margin-left="0in" fo:line-height="0.2201in" fo:text-align="justify" style:justify-single-word="false" fo:text-indent="0.5909in" style:auto-text-indent="false"/>
    </style:style>
    <style:style style:name="P72" style:family="paragraph" style:parent-style-name="Standard">
      <style:paragraph-properties fo:margin-left="0.1972in" fo:line-height="0.2201in" fo:text-align="justify" style:justify-single-word="false" fo:text-indent="0.5909in" style:auto-text-indent="false"/>
    </style:style>
    <style:style style:name="P73" style:family="paragraph" style:parent-style-name="Standard">
      <style:paragraph-properties fo:line-height="0.2201in" fo:text-align="justify" style:justify-single-word="false" fo:text-indent="0.5909in" style:auto-text-indent="false"/>
    </style:style>
    <style:style style:name="P74" style:family="paragraph" style:parent-style-name="Standard">
      <style:paragraph-properties fo:margin-top="0.0063in" fo:margin-bottom="0in" style:contextual-spacing="false" fo:text-align="justify" style:justify-single-word="false"/>
      <style:text-properties fo:font-size="13.5pt" style:font-size-asian="13.5pt" style:font-size-complex="14pt"/>
    </style:style>
    <style:style style:name="P75" style:family="paragraph" style:parent-style-name="Standard">
      <style:paragraph-properties fo:margin-top="0.0055in" fo:margin-bottom="0in" style:contextual-spacing="false" fo:text-align="justify" style:justify-single-word="false"/>
      <style:text-properties fo:font-size="13.5pt" style:font-size-asian="13.5pt" style:font-size-complex="14pt"/>
    </style:style>
    <style:style style:name="P76" style:family="paragraph" style:parent-style-name="Standard">
      <style:paragraph-properties fo:margin-left="0.1972in" fo:line-height="0.2228in" fo:text-align="justify" style:justify-single-word="false" fo:text-indent="0.5909in" style:auto-text-indent="false"/>
    </style:style>
    <style:style style:name="P77" style:family="paragraph" style:parent-style-name="Standard">
      <style:paragraph-properties fo:line-height="0.2228in" fo:text-align="justify" style:justify-single-word="false" fo:text-indent="0.5909in" style:auto-text-indent="false"/>
    </style:style>
    <style:style style:name="P78" style:family="paragraph" style:parent-style-name="Standard" style:list-style-name="WWNum32">
      <style:paragraph-properties fo:margin-left="0in" fo:line-height="0.2228in" fo:text-align="justify" style:justify-single-word="false" fo:text-indent="0.5909in" style:auto-text-indent="false"/>
    </style:style>
    <style:style style:name="P79" style:family="paragraph" style:parent-style-name="Standard" style:list-style-name="WWNum30">
      <style:paragraph-properties fo:margin-left="0in" fo:line-height="0.2228in" fo:text-align="justify" style:justify-single-word="false" fo:text-indent="0.5909in" style:auto-text-indent="false"/>
    </style:style>
    <style:style style:name="P80" style:family="paragraph" style:parent-style-name="Standard">
      <style:paragraph-properties fo:margin-top="0.0055in" fo:margin-bottom="0in" style:contextual-spacing="false" fo:text-align="justify" style:justify-single-word="false"/>
      <style:text-properties fo:font-size="13pt" style:font-size-asian="13pt" style:font-size-complex="14pt"/>
    </style:style>
    <style:style style:name="P81" style:family="paragraph" style:parent-style-name="Standard">
      <style:paragraph-properties fo:margin-top="0in" fo:margin-bottom="0in" style:contextual-spacing="false" fo:line-height="0.211in" fo:text-align="justify" style:justify-single-word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82" style:family="paragraph" style:parent-style-name="Standard">
      <style:paragraph-properties fo:margin-top="0in" fo:margin-bottom="0in" style:contextual-spacing="false" fo:line-height="0.2083in" fo:text-align="justify" style:justify-single-word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83" style:family="paragraph" style:parent-style-name="Standard">
      <style:paragraph-properties fo:margin-top="0in" fo:margin-bottom="0in" style:contextual-spacing="false" fo:line-height="0.2098in" fo:text-align="justify" style:justify-single-word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84" style:family="paragraph" style:parent-style-name="Standard">
      <style:paragraph-properties fo:margin-top="0in" fo:margin-bottom="0in" style:contextual-spacing="false" fo:line-height="0.2189in" fo:text-align="justify" style:justify-single-word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85" style:family="paragraph" style:parent-style-name="Standard">
      <style:paragraph-properties fo:margin-top="0in" fo:margin-bottom="0in" style:contextual-spacing="false" fo:line-height="0.2102in" fo:text-align="justify" style:justify-single-word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86" style:family="paragraph" style:parent-style-name="Standard">
      <style:paragraph-properties fo:margin-top="0in" fo:margin-bottom="0in" style:contextual-spacing="false" fo:line-height="0.2118in" fo:text-align="justify" style:justify-single-word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87" style:family="paragraph" style:parent-style-name="Standard">
      <style:paragraph-properties fo:margin-top="0in" fo:margin-bottom="0in" style:contextual-spacing="false" fo:line-height="0.2201in" fo:text-align="justify" style:justify-single-word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88" style:family="paragraph" style:parent-style-name="Standard">
      <style:paragraph-properties fo:margin-top="0in" fo:margin-bottom="0in" style:contextual-spacing="false" fo:line-height="0.2138in" fo:text-align="justify" style:justify-single-word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89" style:family="paragraph" style:parent-style-name="Standard">
      <style:paragraph-properties fo:margin-top="0in" fo:margin-bottom="0in" style:contextual-spacing="false" fo:text-align="justify" style:justify-single-word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90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91" style:family="paragraph" style:parent-style-name="Standard">
      <style:paragraph-properties fo:line-height="0.2189in" fo:text-align="justify" style:justify-single-word="false"/>
    </style:style>
    <style:style style:name="P92" style:family="paragraph" style:parent-style-name="Standard">
      <style:paragraph-properties fo:text-align="justify" style:justify-single-word="false"/>
      <style:text-properties fo:color="#000000" loext:opacity="100%" fo:font-size="14pt" style:font-size-asian="14pt" style:font-size-complex="14pt"/>
    </style:style>
    <style:style style:name="P93" style:family="paragraph" style:parent-style-name="Standard">
      <style:paragraph-properties fo:text-align="justify" style:justify-single-word="false" fo:text-indent="0.5909in" style:auto-text-indent="false">
        <style:tab-stops>
          <style:tab-stop style:position="4.1602in"/>
        </style:tab-stops>
      </style:paragraph-properties>
      <style:text-properties fo:color="#000000" loext:opacity="100%" fo:font-size="14pt" style:font-size-asian="14pt" style:font-size-complex="14pt"/>
    </style:style>
    <style:style style:name="P94" style:family="paragraph" style:parent-style-name="Standard">
      <style:paragraph-properties fo:margin-top="0.0028in" fo:margin-bottom="0in" style:contextual-spacing="false" fo:text-align="justify" style:justify-single-word="false"/>
      <style:text-properties fo:font-size="3.5pt" style:font-size-asian="3.5pt" style:font-size-complex="14pt"/>
    </style:style>
    <style:style style:name="P95" style:family="paragraph" style:parent-style-name="Standard">
      <style:paragraph-properties fo:margin-top="0.0016in" fo:margin-bottom="0in" style:contextual-spacing="false" fo:text-align="justify" style:justify-single-word="false"/>
      <style:text-properties fo:font-size="10pt" style:font-size-asian="10pt" style:font-size-complex="14pt"/>
    </style:style>
    <style:style style:name="P96" style:family="paragraph" style:parent-style-name="Text_20_body">
      <style:paragraph-properties fo:text-align="center" style:justify-single-word="false" fo:text-indent="0in" style:auto-text-indent="false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etter-spacing="-0.002in" fo:font-weight="bold" style:font-size-asian="14pt" style:font-weight-asian="bold"/>
    </style:style>
    <style:style style:name="T4" style:family="text">
      <style:text-properties fo:font-size="14pt" fo:letter-spacing="-0.002in" fo:font-weight="bold" style:font-size-asian="14pt" style:font-weight-asian="bold" style:font-size-complex="14pt" style:font-weight-complex="bold"/>
    </style:style>
    <style:style style:name="T5" style:family="text">
      <style:text-properties fo:font-size="14pt" fo:letter-spacing="-0.002in" style:font-size-asian="14pt"/>
    </style:style>
    <style:style style:name="T6" style:family="text">
      <style:text-properties fo:font-size="14pt" fo:letter-spacing="-0.002in" style:font-size-asian="14pt" style:font-size-complex="14pt"/>
    </style:style>
    <style:style style:name="T7" style:family="text">
      <style:text-properties fo:font-size="14pt" fo:letter-spacing="-0.0028in" fo:font-weight="bold" style:font-size-asian="14pt" style:font-weight-asian="bold"/>
    </style:style>
    <style:style style:name="T8" style:family="text">
      <style:text-properties fo:font-size="14pt" fo:letter-spacing="-0.0028in" fo:font-weight="bold" style:font-size-asian="14pt" style:font-weight-asian="bold" style:font-size-complex="14pt" style:font-weight-complex="bold"/>
    </style:style>
    <style:style style:name="T9" style:family="text">
      <style:text-properties fo:font-size="14pt" fo:letter-spacing="-0.0028in" style:font-size-asian="14pt"/>
    </style:style>
    <style:style style:name="T10" style:family="text">
      <style:text-properties fo:font-size="14pt" fo:letter-spacing="-0.0028in" style:font-size-asian="14pt" style:font-size-complex="14pt"/>
    </style:style>
    <style:style style:name="T11" style:family="text">
      <style:text-properties fo:font-size="14pt" fo:letter-spacing="-0.0016in" fo:font-weight="bold" style:font-size-asian="14pt" style:font-weight-asian="bold"/>
    </style:style>
    <style:style style:name="T12" style:family="text">
      <style:text-properties fo:font-size="14pt" fo:letter-spacing="-0.0016in" fo:font-weight="bold" style:font-size-asian="14pt" style:font-weight-asian="bold" style:font-size-complex="14pt" style:font-weight-complex="bold"/>
    </style:style>
    <style:style style:name="T13" style:family="text">
      <style:text-properties fo:font-size="14pt" fo:letter-spacing="-0.0016in" style:font-size-asian="14pt"/>
    </style:style>
    <style:style style:name="T14" style:family="text">
      <style:text-properties fo:font-size="14pt" fo:letter-spacing="-0.0016in" style:font-size-asian="14pt" style:font-size-complex="14pt"/>
    </style:style>
    <style:style style:name="T15" style:family="text">
      <style:text-properties fo:font-size="14pt" fo:letter-spacing="-0.0008in" fo:font-weight="bold" style:font-size-asian="14pt" style:font-weight-asian="bold"/>
    </style:style>
    <style:style style:name="T16" style:family="text">
      <style:text-properties fo:font-size="14pt" fo:letter-spacing="-0.0008in" fo:font-weight="bold" style:font-size-asian="14pt" style:font-weight-asian="bold" style:font-size-complex="14pt" style:font-weight-complex="bold"/>
    </style:style>
    <style:style style:name="T17" style:family="text">
      <style:text-properties fo:font-size="14pt" fo:letter-spacing="-0.0008in" style:font-size-asian="14pt"/>
    </style:style>
    <style:style style:name="T18" style:family="text">
      <style:text-properties fo:font-size="14pt" fo:letter-spacing="-0.0008in" style:font-size-asian="14pt" style:font-size-complex="14pt"/>
    </style:style>
    <style:style style:name="T19" style:family="text">
      <style:text-properties fo:font-size="14pt" fo:letter-spacing="-0.0047in" fo:font-weight="bold" style:font-size-asian="14pt" style:font-weight-asian="bold"/>
    </style:style>
    <style:style style:name="T20" style:family="text">
      <style:text-properties fo:font-size="14pt" fo:letter-spacing="-0.0047in" fo:font-weight="bold" style:font-size-asian="14pt" style:font-weight-asian="bold" style:font-size-complex="14pt" style:font-weight-complex="bold"/>
    </style:style>
    <style:style style:name="T21" style:family="text">
      <style:text-properties fo:font-size="14pt" fo:letter-spacing="-0.011in" style:font-size-asian="14pt"/>
    </style:style>
    <style:style style:name="T22" style:family="text">
      <style:text-properties fo:font-size="14pt" style:font-size-asian="14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fo:letter-spacing="-0.0118in" style:font-size-asian="14pt"/>
    </style:style>
    <style:style style:name="T25" style:family="text">
      <style:text-properties fo:font-size="14pt" fo:letter-spacing="-0.0118in" style:font-size-asian="14pt" style:font-size-complex="14pt"/>
    </style:style>
    <style:style style:name="T26" style:family="text">
      <style:text-properties fo:font-size="14pt" fo:letter-spacing="-0.0098in" style:font-size-asian="14pt"/>
    </style:style>
    <style:style style:name="T27" style:family="text">
      <style:text-properties fo:font-size="14pt" fo:letter-spacing="0.0063in" style:font-size-asian="14pt" style:font-size-complex="14pt"/>
    </style:style>
    <style:style style:name="T28" style:family="text">
      <style:text-properties fo:font-size="14pt" fo:letter-spacing="0.0098in" style:font-size-asian="14pt" style:font-size-complex="14pt"/>
    </style:style>
    <style:style style:name="T29" style:family="text">
      <style:text-properties fo:font-size="14pt" style:text-underline-style="solid" style:text-underline-width="auto" style:text-underline-color="font-color" style:font-size-asian="14pt"/>
    </style:style>
    <style:style style:name="T30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1" style:family="text">
      <style:text-properties fo:font-size="14pt" fo:language="en" fo:country="US" style:font-size-asian="14pt" style:font-size-complex="14pt"/>
    </style:style>
    <style:style style:name="T32" style:family="text">
      <style:text-properties fo:font-size="14pt" fo:letter-spacing="0.0445in" fo:font-weight="bold" style:font-size-asian="14pt" style:font-weight-asian="bold"/>
    </style:style>
    <style:style style:name="T33" style:family="text">
      <style:text-properties fo:font-size="14pt" fo:letter-spacing="0.0437in" fo:font-weight="bold" style:font-size-asian="14pt" style:font-weight-asian="bold"/>
    </style:style>
    <style:style style:name="T34" style:family="text">
      <style:text-properties fo:font-size="14pt" fo:letter-spacing="0.0453in" fo:font-weight="bold" style:font-size-asian="14pt" style:font-weight-asian="bold"/>
    </style:style>
    <style:style style:name="T35" style:family="text">
      <style:text-properties fo:font-size="14pt" fo:letter-spacing="-0.0465in" fo:font-weight="bold" style:font-size-asian="14pt" style:font-weight-asian="bold"/>
    </style:style>
    <style:style style:name="T36" style:family="text">
      <style:text-properties fo:font-size="14pt" fo:letter-spacing="-0.0465in" style:font-size-asian="14pt"/>
    </style:style>
    <style:style style:name="T37" style:family="text">
      <style:text-properties fo:font-size="14pt" fo:letter-spacing="-0.0465in" style:font-size-asian="14pt" style:font-size-complex="14pt"/>
    </style:style>
    <style:style style:name="T38" style:family="text">
      <style:text-properties fo:font-size="14pt" fo:letter-spacing="-0.0043in" fo:font-weight="bold" style:font-size-asian="14pt" style:font-weight-asian="bold"/>
    </style:style>
    <style:style style:name="T39" style:family="text">
      <style:text-properties fo:font-size="14pt" fo:letter-spacing="-0.0043in" fo:font-weight="bold" style:font-size-asian="14pt" style:font-weight-asian="bold" style:font-size-complex="14pt" style:font-weight-complex="bold"/>
    </style:style>
    <style:style style:name="T40" style:family="text">
      <style:text-properties fo:font-size="14pt" fo:letter-spacing="-0.0043in" style:font-size-asian="14pt"/>
    </style:style>
    <style:style style:name="T41" style:family="text">
      <style:text-properties fo:font-size="14pt" fo:letter-spacing="-0.0035in" fo:font-weight="bold" style:font-size-asian="14pt" style:font-weight-asian="bold"/>
    </style:style>
    <style:style style:name="T42" style:family="text">
      <style:text-properties fo:font-size="14pt" fo:letter-spacing="-0.0035in" fo:font-weight="bold" style:font-size-asian="14pt" style:font-weight-asian="bold" style:font-size-complex="14pt" style:font-weight-complex="bold"/>
    </style:style>
    <style:style style:name="T43" style:family="text">
      <style:text-properties fo:font-size="14pt" fo:letter-spacing="-0.0035in" style:font-size-asian="14pt"/>
    </style:style>
    <style:style style:name="T44" style:family="text">
      <style:text-properties fo:font-size="14pt" fo:letter-spacing="-0.0035in" style:font-size-asian="14pt" style:font-size-complex="14pt"/>
    </style:style>
    <style:style style:name="T45" style:family="text">
      <style:text-properties fo:font-size="14pt" fo:letter-spacing="0.011in" style:font-size-asian="14pt" style:font-size-complex="14pt"/>
    </style:style>
    <style:style style:name="T46" style:family="text">
      <style:text-properties fo:font-size="14pt" fo:letter-spacing="0.0102in" style:font-size-asian="14pt" style:font-size-complex="14pt"/>
    </style:style>
    <style:style style:name="T47" style:family="text">
      <style:text-properties fo:font-size="14pt" fo:letter-spacing="0.0118in" style:font-size-asian="14pt" style:font-size-complex="14pt"/>
    </style:style>
    <style:style style:name="T48" style:family="text">
      <style:text-properties fo:font-size="14pt" fo:letter-spacing="0.0126in" style:font-size-asian="14pt" style:font-size-complex="14pt"/>
    </style:style>
    <style:style style:name="T49" style:family="text">
      <style:text-properties fo:font-size="14pt" fo:letter-spacing="0.0146in" style:font-size-asian="14pt" style:font-size-complex="14pt"/>
    </style:style>
    <style:style style:name="T50" style:family="text">
      <style:text-properties fo:font-size="14pt" fo:letter-spacing="0.0043in" style:font-size-asian="14pt" style:font-size-complex="14pt"/>
    </style:style>
    <style:style style:name="T51" style:family="text">
      <style:text-properties fo:font-size="14pt" fo:letter-spacing="0.0008in" style:font-size-asian="14pt"/>
    </style:style>
    <style:style style:name="T52" style:family="text">
      <style:text-properties fo:font-size="14pt" fo:letter-spacing="0.0008in" style:font-size-asian="14pt" style:font-size-complex="14pt"/>
    </style:style>
    <style:style style:name="T53" style:family="text">
      <style:text-properties fo:font-size="14pt" fo:language="ru" fo:country="RU" style:font-size-asian="14pt"/>
    </style:style>
    <style:style style:name="T54" style:family="text">
      <style:text-properties fo:font-size="14pt" fo:letter-spacing="0.0016in" style:font-size-asian="14pt" style:font-size-complex="14pt"/>
    </style:style>
    <style:style style:name="T55" style:family="text">
      <style:text-properties fo:font-size="14pt" fo:letter-spacing="-0.0055in" fo:font-weight="bold" style:font-size-asian="14pt" style:font-weight-asian="bold" style:font-size-complex="14pt" style:font-weight-complex="bold"/>
    </style:style>
    <style:style style:name="T56" style:family="text">
      <style:text-properties fo:font-size="14pt" fo:letter-spacing="-0.0063in" style:font-size-asian="14pt"/>
    </style:style>
    <style:style style:name="T57" style:family="text">
      <style:text-properties fo:font-size="14pt" fo:letter-spacing="0.0307in" style:font-size-asian="14pt"/>
    </style:style>
    <style:style style:name="T58" style:family="text">
      <style:text-properties fo:font-size="14pt" fo:letter-spacing="0.0299in" style:font-size-asian="14pt"/>
    </style:style>
    <style:style style:name="T59" style:family="text">
      <style:text-properties fo:font-size="14pt" fo:letter-spacing="0.0472in" style:font-size-asian="14pt" style:font-size-complex="14pt"/>
    </style:style>
    <style:style style:name="T60" style:family="text">
      <style:text-properties fo:font-size="14pt" fo:letter-spacing="0.0327in" style:font-size-asian="14pt" style:font-size-complex="14pt"/>
    </style:style>
    <style:style style:name="T61" style:family="text">
      <style:text-properties fo:font-size="14pt" fo:letter-spacing="-0.0102in" style:font-size-asian="14pt"/>
    </style:style>
    <style:style style:name="T62" style:family="text">
      <style:text-properties fo:font-size="14pt" fo:letter-spacing="-0.0091in" style:font-size-asian="14pt"/>
    </style:style>
    <style:style style:name="T63" style:family="text">
      <style:text-properties fo:font-size="14pt" fo:letter-spacing="-0.0126in" style:font-size-asian="14pt" style:font-size-complex="14pt"/>
    </style:style>
    <style:style style:name="T64" style:family="text">
      <style:text-properties fo:color="#000000" loext:opacity="100%" fo:font-size="14pt" style:text-underline-style="solid" style:text-underline-width="auto" style:text-underline-color="font-color" fo:background-color="#ffffff" loext:char-shading-value="0" style:font-size-asian="14pt" style:font-size-complex="14pt"/>
    </style:style>
    <style:style style:name="T65" style:family="text">
      <style:text-properties fo:color="#000000" loext:opacity="100%" fo:font-size="14pt" style:text-underline-style="solid" style:text-underline-width="auto" style:text-underline-color="font-color" style:font-size-asian="14pt" style:font-size-complex="14pt"/>
    </style:style>
    <style:style style:name="T66" style:family="text">
      <style:text-properties fo:color="#000000" loext:opacity="100%" fo:font-size="14pt" fo:letter-spacing="0.0008in" style:text-underline-style="solid" style:text-underline-width="auto" style:text-underline-color="font-color" style:font-size-asian="14pt" style:font-size-complex="14pt"/>
    </style:style>
    <style:style style:name="T67" style:family="text">
      <style:text-properties fo:color="#000000" loext:opacity="100%" fo:font-size="14pt" fo:letter-spacing="0.0008in" style:font-size-asian="14pt" style:font-size-complex="14pt"/>
    </style:style>
    <style:style style:name="T68" style:family="text">
      <style:text-properties fo:color="#000000" loext:opacity="100%" fo:font-size="14pt" fo:letter-spacing="0.0008in" style:font-size-asian="14pt"/>
    </style:style>
    <style:style style:name="T69" style:family="text">
      <style:text-properties fo:color="#000000" loext:opacity="100%" fo:font-size="14pt" style:font-size-asian="14pt" style:font-size-complex="14pt"/>
    </style:style>
    <style:style style:name="T70" style:family="text">
      <style:text-properties fo:color="#000000" loext:opacity="100%" fo:font-size="14pt" style:font-size-asian="14pt"/>
    </style:style>
    <style:style style:name="T71" style:family="text">
      <style:text-properties fo:color="#000000" loext:opacity="100%" fo:font-size="14pt" fo:letter-spacing="-0.0008in" style:font-size-asian="14pt" style:font-size-complex="14pt"/>
    </style:style>
    <style:style style:name="T72" style:family="text">
      <style:text-properties fo:color="#000000" loext:opacity="100%" fo:font-size="14pt" fo:letter-spacing="-0.0008in" style:font-size-asian="14pt"/>
    </style:style>
    <style:style style:name="T73" style:family="text">
      <style:text-properties fo:color="#000000" loext:opacity="100%" fo:font-size="14pt" fo:letter-spacing="0.0327in" style:font-size-asian="14pt"/>
    </style:style>
    <style:style style:name="T74" style:family="text">
      <style:text-properties fo:color="#000000" loext:opacity="100%" fo:font-size="14pt" fo:letter-spacing="0.0339in" style:font-size-asian="14pt"/>
    </style:style>
    <style:style style:name="T75" style:family="text">
      <style:text-properties fo:color="#000000" loext:opacity="100%" fo:font-size="14pt" fo:letter-spacing="-0.0465in" style:font-size-asian="14pt" style:font-size-complex="14pt"/>
    </style:style>
    <style:style style:name="T76" style:family="text">
      <style:text-properties fo:color="#000000" loext:opacity="100%" fo:font-size="14pt" fo:letter-spacing="-0.0465in" fo:language="ru" fo:country="RU" style:font-size-asian="14pt"/>
    </style:style>
    <style:style style:name="T77" style:family="text">
      <style:text-properties fo:color="#000000" loext:opacity="100%" fo:font-size="14pt" fo:letter-spacing="0.0181in" style:font-size-asian="14pt" style:font-size-complex="14pt"/>
    </style:style>
    <style:style style:name="T78" style:family="text">
      <style:text-properties fo:color="#000000" loext:opacity="100%" fo:font-size="14pt" fo:letter-spacing="0.0319in" style:font-size-asian="14pt" style:font-size-complex="14pt"/>
    </style:style>
    <style:style style:name="T79" style:family="text">
      <style:text-properties fo:color="#000000" loext:opacity="100%" fo:font-size="14pt" fo:letter-spacing="0.0047in" style:font-size-asian="14pt" style:font-size-complex="14pt"/>
    </style:style>
    <style:style style:name="T80" style:family="text">
      <style:text-properties fo:color="#000000" loext:opacity="100%" fo:font-size="14pt" fo:letter-spacing="0.0043in" style:font-size-asian="14pt" style:font-size-complex="14pt"/>
    </style:style>
    <style:style style:name="T81" style:family="text">
      <style:text-properties fo:color="#000000" loext:opacity="100%" fo:font-size="14pt" fo:letter-spacing="0.0409in" style:font-size-asian="14pt" style:font-size-complex="14pt"/>
    </style:style>
    <style:style style:name="T82" style:family="text">
      <style:text-properties fo:color="#000000" loext:opacity="100%" fo:font-size="14pt" fo:letter-spacing="-0.0016in" style:font-size-asian="14pt" style:font-size-complex="14pt"/>
    </style:style>
    <style:style style:name="T83" style:family="text">
      <style:text-properties fo:color="#000000" loext:opacity="100%" fo:font-size="14pt" fo:letter-spacing="-0.0016in" fo:language="ru" fo:country="RU" style:font-size-asian="14pt"/>
    </style:style>
    <style:style style:name="T84" style:family="text">
      <style:text-properties fo:color="#000000" loext:opacity="100%" fo:font-size="14pt" fo:letter-spacing="0.0102in" style:font-size-asian="14pt" style:font-size-complex="14pt"/>
    </style:style>
    <style:style style:name="T85" style:family="text">
      <style:text-properties fo:color="#000000" loext:opacity="100%" fo:font-size="14pt" fo:letter-spacing="0.0118in" style:font-size-asian="14pt" style:font-size-complex="14pt"/>
    </style:style>
    <style:style style:name="T86" style:family="text">
      <style:text-properties fo:color="#000000" loext:opacity="100%" fo:font-size="14pt" fo:letter-spacing="0.0083in" style:font-size-asian="14pt" style:font-size-complex="14pt"/>
    </style:style>
    <style:style style:name="T87" style:family="text">
      <style:text-properties fo:color="#000000" loext:opacity="100%" fo:font-size="14pt" fo:letter-spacing="-0.002in" style:font-size-asian="14pt" style:font-size-complex="14pt"/>
    </style:style>
    <style:style style:name="T88" style:family="text">
      <style:text-properties fo:color="#000000" loext:opacity="100%" fo:font-size="14pt" fo:letter-spacing="-0.002in" fo:language="ru" fo:country="RU" style:font-size-asian="14pt"/>
    </style:style>
    <style:style style:name="T89" style:family="text">
      <style:text-properties fo:color="#000000" loext:opacity="100%" fo:font-size="14pt" fo:background-color="#ffff00" loext:char-shading-value="0" style:font-size-asian="14pt" style:font-size-complex="14pt"/>
    </style:style>
    <style:style style:name="T90" style:family="text">
      <style:text-properties fo:color="#000000" loext:opacity="100%" fo:font-size="14pt" fo:letter-spacing="-0.0118in" style:font-size-asian="14pt" style:font-size-complex="14pt"/>
    </style:style>
    <style:style style:name="T91" style:family="text">
      <style:text-properties fo:color="#000000" loext:opacity="100%" fo:font-size="14pt" fo:letter-spacing="-0.0134in" style:font-size-asian="14pt" style:font-size-complex="14pt"/>
    </style:style>
    <style:style style:name="T92" style:family="text">
      <style:text-properties fo:color="#000000" loext:opacity="100%" fo:font-size="14pt" fo:letter-spacing="-0.0126in" style:font-size-asian="14pt" style:font-size-complex="14pt"/>
    </style:style>
    <style:style style:name="T93" style:family="text">
      <style:text-properties fo:color="#000000" loext:opacity="100%" fo:font-size="14pt" fo:letter-spacing="-0.0075in" style:font-size-asian="14pt" style:font-size-complex="14pt"/>
    </style:style>
    <style:style style:name="T94" style:family="text">
      <style:text-properties fo:color="#000000" loext:opacity="100%" fo:font-size="14pt" fo:letter-spacing="-0.0028in" style:font-size-asian="14pt" style:font-size-complex="14pt"/>
    </style:style>
    <style:style style:name="T95" style:family="text">
      <style:text-properties fo:color="#000000" loext:opacity="100%" fo:font-size="14pt" fo:language="ru" fo:country="RU" style:font-size-asian="14pt"/>
    </style:style>
    <style:style style:name="T96" style:family="text">
      <style:text-properties fo:color="#000000" loext:opacity="100%" fo:font-size="14pt" fo:letter-spacing="-0.0063in" style:font-size-asian="14pt"/>
    </style:style>
    <style:style style:name="T97" style:family="text">
      <style:text-properties fo:color="#000000" loext:opacity="100%" fo:font-size="14pt" fo:letter-spacing="-0.0043in" fo:language="ru" fo:country="RU" style:font-size-asian="14pt"/>
    </style:style>
    <style:style style:name="T98" style:family="text">
      <style:text-properties fo:color="#000000" loext:opacity="100%" fo:font-size="14pt" fo:letter-spacing="-0.0472in" fo:language="ru" fo:country="RU" style:font-size-asian="14pt"/>
    </style:style>
    <style:style style:name="T99" style:family="text">
      <style:text-properties fo:color="#000000" loext:opacity="100%" fo:font-size="14pt" fo:language="en" fo:country="GB" style:font-size-asian="14pt"/>
    </style:style>
    <style:style style:name="T100" style:family="text">
      <style:text-properties fo:color="#000000" loext:opacity="100%" fo:font-size="14pt" fo:letter-spacing="0.0472in" style:font-size-asian="14pt" style:font-size-complex="14pt"/>
    </style:style>
    <style:style style:name="T101" style:family="text">
      <style:text-properties fo:color="#000000" loext:opacity="100%" fo:font-size="14pt" fo:language="en" fo:country="US" style:font-size-asian="14pt" style:font-size-complex="14pt"/>
    </style:style>
    <style:style style:name="T102" style:family="text">
      <style:text-properties fo:font-size="13.5pt" style:font-size-asian="13.5pt" style:font-size-complex="14pt"/>
    </style:style>
    <style:style style:name="T103" style:family="text">
      <style:text-properties fo:font-size="13pt" style:font-size-asian="13pt" style:font-size-complex="14pt"/>
    </style:style>
    <style:style style:name="T104" style:family="text">
      <style:text-properties fo:font-size="3.5pt" style:font-size-asian="3.5pt" style:font-size-complex="14pt"/>
    </style:style>
    <style:style style:name="T105" style:family="text">
      <style:text-properties fo:font-size="10pt" style:font-size-asian="10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ТЕХНИЧЕСКОЕ ЗАДАНИЕ</text:h>
      <text:p text:style-name="P96">на выполнение работ по теме:</text:p>
      <text:p text:style-name="P96">«Разработка АИС стейкхолдеров кафедры»</text:p>
      <text:p text:style-name="P96"/>
      <text:list text:style-name="WWNum32">
        <text:list-item>
          <text:h text:style-name="P14" text:outline-level="1" loext:marker-style-name="T2"><text:span text:style-name="T2">Основание</text:span><text:span text:style-name="T4"> </text:span><text:span text:style-name="T2">для</text:span><text:span text:style-name="T8"> </text:span><text:span text:style-name="T2">проведения</text:span><text:span text:style-name="T12"> </text:span><text:span text:style-name="T2">работ</text:span><text:span text:style-name="T16"> </text:span><text:span text:style-name="T2">и</text:span><text:span text:style-name="T20"> </text:span><text:span text:style-name="T2">сроки</text:span><text:span text:style-name="T4"> </text:span><text:span text:style-name="T2">(периоды)</text:span><text:span text:style-name="T12"> </text:span><text:span text:style-name="T2">выполнения</text:span><text:span text:style-name="T8"> </text:span><text:span text:style-name="T2">работ</text:span></text:h>
          <text:list>
            <text:list-item>
              <text:p text:style-name="P16" loext:marker-style-name="T22"><text:span text:style-name="T17">Основанием</text:span><text:span text:style-name="T21"> </text:span><text:span text:style-name="T22">для</text:span><text:span text:style-name="T21"> </text:span><text:span text:style-name="T22">выполнения</text:span><text:span text:style-name="T21"> </text:span><text:span text:style-name="T22">работ</text:span><text:span text:style-name="T24"> </text:span><text:span text:style-name="T22">является:</text:span><text:span text:style-name="T26"> </text:span><text:span text:style-name="T22">задание по дисциплине «Основы разработки программного обеспечения»</text:span></text:p>
            </text:list-item>
            <text:list-item>
              <text:p text:style-name="P27" loext:marker-style-name="T22"><text:span text:style-name="T22">Сроки</text:span><text:span text:style-name="T5"> </text:span><text:span text:style-name="T22">выполнения</text:span><text:span text:style-name="T9"> </text:span><text:span text:style-name="T22">работ:</text:span></text:p>
            </text:list-item>
          </text:list>
        </text:list-item>
      </text:list>
      <text:p text:style-name="P28" loext:marker-style-name="T23"><text:span text:style-name="T23">Начало</text:span><text:span text:style-name="T27"> </text:span><text:span text:style-name="T23">работ:</text:span><text:span text:style-name="T28"> </text:span><text:span text:style-name="T23">«</text:span><text:span text:style-name="T30"> <text:s text:c="4"/></text:span><text:span text:style-name="T23">»</text:span><text:span text:style-name="T30"> <text:s text:c="16"/></text:span><text:span text:style-name="T23">2022г.</text:span></text:p>
      <text:p text:style-name="P34" loext:marker-style-name="T23"><text:span text:style-name="T23">Срок</text:span><text:span text:style-name="T18"> </text:span><text:span text:style-name="T23">окончания</text:span><text:span text:style-name="T18"> </text:span><text:span text:style-name="T23">работ:</text:span><text:span text:style-name="T18"> </text:span><text:span text:style-name="T23">«</text:span><text:span text:style-name="T30"> <text:s text:c="4"/></text:span><text:span text:style-name="T23">»</text:span><text:span text:style-name="T30"> <text:s text:c="16"/></text:span><text:span text:style-name="T23">2022г.</text:span></text:p>
      <text:p text:style-name="P58" loext:marker-style-name="T23"/>
      <text:list text:continue-numbering="true" text:style-name="WWNum32">
        <text:list-item>
          <text:h text:style-name="P15" text:outline-level="1" loext:marker-style-name="T2"><text:span text:style-name="T2">Заказчик</text:span><text:span text:style-name="T8"> </text:span><text:span text:style-name="T2">и</text:span><text:span text:style-name="T8"> </text:span><text:span text:style-name="T2">Исполнитель</text:span><text:span text:style-name="T12"> </text:span><text:span text:style-name="T2">работ</text:span></text:h>
          <text:list>
            <text:list-item>
              <text:p text:style-name="P16" loext:marker-style-name="T22"><text:span text:style-name="T22">Заказчик:</text:span><text:span text:style-name="T29"> <text:s text:c="26"/></text:span><text:span text:style-name="T22">.</text:span></text:p>
            </text:list-item>
          </text:list>
        </text:list-item>
      </text:list>
      <text:p text:style-name="P35" loext:marker-style-name="T23"><text:span text:style-name="T23">2.2. Исполнитель: </text:span><text:span text:style-name="T64">Прокудин Владислав Вячеславович</text:span><text:span text:style-name="T65">, студент каф. АСУ Федерального государственного</text:span><text:span text:style-name="T66"> </text:span><text:span text:style-name="T65">бюджетного</text:span><text:span text:style-name="T66"> </text:span><text:span text:style-name="T65">образовательного</text:span><text:span text:style-name="T66"> </text:span><text:span text:style-name="T65">учреждения</text:span><text:span text:style-name="T66"> </text:span><text:span text:style-name="T65">высшего</text:span><text:span text:style-name="T66"> </text:span><text:span text:style-name="T65">образования</text:span><text:span text:style-name="T66"> </text:span><text:span text:style-name="T65">«Томский</text:span><text:span text:style-name="T67"> </text:span><text:span text:style-name="T65">государственный университет систем управления и радиоэлектроники», г. Томск</text:span><text:span text:style-name="T67"> </text:span><text:span text:style-name="T69">(далее</text:span><text:span text:style-name="T71"> </text:span><text:span text:style-name="T69">-</text:span><text:span text:style-name="T71"> </text:span><text:span text:style-name="T69">ТУСУР).</text:span></text:p>
      <text:p text:style-name="P59" loext:marker-style-name="T23"/>
      <text:list text:continue-numbering="true" text:style-name="WWNum32">
        <text:list-item>
          <text:h text:style-name="P16" text:outline-level="1" loext:marker-style-name="T2"><text:span text:style-name="T2">Цель</text:span><text:span text:style-name="T12"> </text:span><text:span text:style-name="T2">выполнения</text:span><text:span text:style-name="T4"> </text:span><text:span text:style-name="T2">работ</text:span></text:h>
        </text:list-item>
      </text:list>
      <text:p text:style-name="P35" loext:marker-style-name="T23"><text:span text:style-name="T23">Создание </text:span><text:span text:style-name="T31">MVP</text:span><text:span text:style-name="T23"> АИС Стейкхолдеров кафедры</text:span></text:p>
      <text:p text:style-name="P60" loext:marker-style-name="T23"/>
      <text:list text:continue-numbering="true" text:style-name="WWNum32">
        <text:list-item>
          <text:h text:style-name="P67" text:outline-level="1" loext:marker-style-name="T2"><text:span text:style-name="T2">Назначение</text:span><text:span text:style-name="T4"> </text:span><text:span text:style-name="T2">продукции</text:span></text:h>
        </text:list-item>
      </text:list>
      <text:p text:style-name="P68" loext:marker-style-name="T23"><text:span text:style-name="T23">Оптимизация процессов документооборота, формирование базы мест практик и базы студентов, прошедших практику. </text:span><text:span text:style-name="T23"/></text:p>
      <text:p text:style-name="P61" loext:marker-style-name="T23"/>
      <text:list xml:id="list161929972013620" text:continue-numbering="true" text:style-name="WWNum32">
        <text:list-item>
          <text:p text:style-name="P69" loext:marker-style-name="T1"><text:span text:style-name="T1">Технические</text:span><text:span text:style-name="T32"> </text:span><text:span text:style-name="T1">требования</text:span><text:span text:style-name="T32"> </text:span><text:span text:style-name="T1">к</text:span><text:span text:style-name="T33"> </text:span><text:span text:style-name="T1">программе</text:span><text:span text:style-name="T34"> </text:span><text:span text:style-name="T1">или</text:span><text:span text:style-name="T33"> </text:span><text:span text:style-name="T1">программному</text:span><text:span text:style-name="T34"> </text:span><text:span text:style-name="T1">комплексу</text:span><text:span text:style-name="T35"> </text:span><text:span text:style-name="T1">(результату работ)</text:span></text:p>
          <text:list>
            <text:list-item>
              <text:p text:style-name="P71" loext:marker-style-name="T1"><text:span text:style-name="T1">Требования</text:span><text:span text:style-name="T38"> </text:span><text:span text:style-name="T1">к</text:span><text:span text:style-name="T41"> </text:span><text:span text:style-name="T1">функциональным</text:span><text:span text:style-name="T7"> </text:span><text:span text:style-name="T1">характеристикам</text:span></text:p>
              <text:list>
                <text:list-item>
                  <text:p text:style-name="P16" loext:marker-style-name="T1"><text:span text:style-name="T1">Требования</text:span><text:span text:style-name="T38"> </text:span><text:span text:style-name="T1">к</text:span><text:span text:style-name="T7"> </text:span><text:span text:style-name="T1">составу</text:span><text:span text:style-name="T11"> </text:span><text:span text:style-name="T1">выполняемых</text:span><text:span text:style-name="T11"> </text:span><text:span text:style-name="T1">функций</text:span></text:p>
                  <text:list>
                    <text:list-item>
                      <text:p text:style-name="P37" loext:marker-style-name="T22"><text:span text:style-name="T22">Разрабатываемая АИС должна обеспечивать</text:span><text:span text:style-name="T70">: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WWNum33">
        <text:list-item>
          <text:p text:style-name="P38" loext:marker-style-name="T22"><text:span text:style-name="T70">функционал</text:span><text:span text:style-name="T73"> </text:span><text:span text:style-name="T70">администрирования</text:span><text:span text:style-name="T74"> </text:span><text:span text:style-name="T70">системы</text:span><text:span text:style-name="T74"> </text:span><text:span text:style-name="T70">для</text:span><text:span text:style-name="T74"> </text:span><text:span text:style-name="T70">взаимодействия</text:span><text:span text:style-name="T74"> </text:span><text:span text:style-name="T70">с</text:span><text:span text:style-name="T74"> </text:span><text:span text:style-name="T70">базой данных;</text:span></text:p>
        </text:list-item>
        <text:list-item>
          <text:p text:style-name="P29" loext:marker-style-name="T22"><text:span text:style-name="T70">функционал, позволяющий добавлять и изменять информацию о пользователе;</text:span><text:span text:style-name="T70"/></text:p>
        </text:list-item>
        <text:list-item>
          <text:p text:style-name="P39" loext:marker-style-name="T22"><text:span text:style-name="T22">функционал, позволяющий удалить аккаунт пользователя;</text:span><text:span text:style-name="T22"/></text:p>
        </text:list-item>
        <text:list-item>
          <text:p text:style-name="P39" loext:marker-style-name="T22"><text:span text:style-name="T22">функционал, позволяющий добавлять и удалять резюме;</text:span><text:span text:style-name="T22"/></text:p>
        </text:list-item>
        <text:list-item>
          <text:p text:style-name="P39" loext:marker-style-name="T22"><text:span text:style-name="T22">функционал, позволяющий осуществлять поиск компаний для прохождения практики;</text:span><text:span text:style-name="T22"/></text:p>
        </text:list-item>
        <text:list-item>
          <text:p text:style-name="P39" loext:marker-style-name="T22"><text:span text:style-name="T22">функционал, позволяющий </text:span><text:span text:style-name="T70">получать статистику о местах прохождения практики</text:span><text:span text:style-name="T22">;</text:span></text:p>
        </text:list-item>
      </text:list>
      <text:p text:style-name="P74" loext:marker-style-name="T102"/>
      <text:list text:continue-list="list161929972013620" text:style-name="WWNum32">
        <text:list-item>
          <text:list>
            <text:list-item>
              <text:list>
                <text:list-item>
                  <text:list>
                    <text:list-item>
                      <text:p text:style-name="P40" loext:marker-style-name="T22"><text:soft-page-break/><text:span text:style-name="T22">АИС</text:span><text:span text:style-name="T43"> </text:span><text:span text:style-name="T22">должна</text:span><text:span text:style-name="T5"> </text:span><text:span text:style-name="T22">обеспечивать</text:span><text:span text:style-name="T40"> </text:span><text:span text:style-name="T22">функциональные возможности, </text:span><text:span text:style-name="T23">реализуемые</text:span><text:span text:style-name="T45"> </text:span><text:span text:style-name="T23">компонентами,</text:span><text:span text:style-name="T46"> </text:span><text:span text:style-name="T23">входящими</text:span><text:span text:style-name="T47"> </text:span><text:span text:style-name="T23">в</text:span><text:span text:style-name="T46"> </text:span><text:span text:style-name="T23">его</text:span><text:span text:style-name="T48"> </text:span><text:span text:style-name="T23">состав</text:span><text:span text:style-name="T49">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 loext:marker-style-name="T23"><text:span text:style-name="T69">а)</text:span><text:span text:style-name="T67"> </text:span><text:span text:style-name="T69">аутентификация пользователя, которая будет реализовывать:</text:span><text:span text:style-name="T75"> </text:span></text:p>
      <text:p text:style-name="P76" loext:marker-style-name="T69"><text:span text:style-name="T69">а.1.</text:span><text:span text:style-name="T77"> </text:span><text:span text:style-name="T69">авторизацию</text:span><text:span text:style-name="T71"> </text:span><text:span text:style-name="T69">пользователя;</text:span></text:p>
      <text:p text:style-name="P76" loext:marker-style-name="T23"><text:span text:style-name="T69">а.2. регистрацию пользователя;</text:span><text:span text:style-name="T69"/></text:p>
      <text:p text:style-name="P35" loext:marker-style-name="T75"><text:span text:style-name="T69">б)</text:span><text:span text:style-name="T78"> </text:span><text:span text:style-name="T69">функционал личного кабинета:</text:span><text:span text:style-name="T75"> </text:span></text:p>
      <text:p text:style-name="P36" loext:marker-style-name="T69"><text:span text:style-name="T69">б.1.</text:span><text:span text:style-name="T79"> </text:span><text:span text:style-name="T69">добавление информации о пользователе;</text:span></text:p>
      <text:p text:style-name="P43" loext:marker-style-name="T69"><text:span text:style-name="T69">б.2. изменение информации о пользователе;</text:span><text:span text:style-name="T69"/></text:p>
      <text:p text:style-name="P43" loext:marker-style-name="T69"><text:span text:style-name="T69">б.3.</text:span><text:span text:style-name="T80"> </text:span><text:span text:style-name="T69">удаление аккаунта пользователя;</text:span></text:p>
      <text:p text:style-name="P30" loext:marker-style-name="T69"><text:span text:style-name="T69">в)</text:span><text:span text:style-name="T81"> </text:span><text:span text:style-name="T69">функционал</text:span><text:span text:style-name="T82"> </text:span><text:span text:style-name="T69">дневника питания:</text:span></text:p>
      <text:p text:style-name="P31" loext:marker-style-name="T69"><text:span text:style-name="T69">в.1. добавление продукта в список;</text:span><text:span text:style-name="T69"/></text:p>
      <text:p text:style-name="P31" loext:marker-style-name="T69"><text:span text:style-name="T69">в.2. удаление продукта из списка;</text:span><text:span text:style-name="T69"/></text:p>
      <text:p text:style-name="P31" loext:marker-style-name="T69"><text:span text:style-name="T69">в.3.</text:span><text:span text:style-name="T84"> </text:span><text:span text:style-name="T23">поиск продукта в базе;</text:span></text:p>
      <text:p text:style-name="P31" loext:marker-style-name="T69"><text:span text:style-name="T23">в.4. добавление продукта в базу;</text:span><text:span text:style-name="T69"/></text:p>
      <text:p text:style-name="P31" loext:marker-style-name="T69"><text:span text:style-name="T69">в.5.</text:span><text:span text:style-name="T85"> </text:span><text:span text:style-name="T50">добавление продукта в избранное</text:span><text:span text:style-name="T23">;</text:span></text:p>
      <text:p text:style-name="P30" loext:marker-style-name="T23"><text:span text:style-name="T69">г)</text:span><text:span text:style-name="T86"> </text:span><text:span text:style-name="T69">функционал</text:span><text:span text:style-name="T87"> </text:span><text:span text:style-name="T69">статистики:</text:span></text:p>
      <text:p text:style-name="P70" loext:marker-style-name="T89"><text:span text:style-name="T71">г.1. </text:span><text:span text:style-name="T23">получение статистики по калориям, белкам, жирам и углеводам;</text:span></text:p>
      <text:p text:style-name="P72" loext:marker-style-name="T23"><text:span text:style-name="T23">г.2. получение статистики по энергетическому балансу;</text:span><text:span text:style-name="T23"/></text:p>
      <text:p text:style-name="P72" loext:marker-style-name="T23"><text:span text:style-name="T23">г.3. получение статистики по изменению веса пользователя;</text:span><text:span text:style-name="T23"/></text:p>
      <text:p text:style-name="P72" loext:marker-style-name="T70"><text:span text:style-name="T23">г.4. поиск статистики по дате;</text:span><text:span text:style-name="T69"/></text:p>
      <text:p text:style-name="P73" loext:marker-style-name="T70"><text:span text:style-name="T70">д) функционал рекомендаций</text:span><text:span text:style-name="T70"/></text:p>
      <text:p text:style-name="P72" loext:marker-style-name="T69"><text:span text:style-name="T70">д.1. </text:span><text:span text:style-name="T23">ввод цели и образа жизни;</text:span></text:p>
      <text:p text:style-name="P72" loext:marker-style-name="T69"><text:span text:style-name="T69">д.2. </text:span><text:span text:style-name="T23">получение информации о рекомендациях по питанию;</text:span></text:p>
      <text:list text:continue-numbering="true" text:style-name="WWNum32">
        <text:list-item>
          <text:list>
            <text:list-item>
              <text:list>
                <text:list-item>
                  <text:h text:style-name="P21" text:outline-level="1" loext:marker-style-name="T2"><text:span text:style-name="T2">Требования</text:span><text:span text:style-name="T42"> </text:span><text:span text:style-name="T2">к</text:span><text:span text:style-name="T4"> </text:span><text:span text:style-name="T2">организации</text:span><text:span text:style-name="T4"> </text:span><text:span text:style-name="T2">входных</text:span><text:span text:style-name="T16"> </text:span><text:span text:style-name="T2">данных</text:span></text:h>
                </text:list-item>
              </text:list>
            </text:list-item>
          </text:list>
        </text:list-item>
      </text:list>
      <text:p text:style-name="P35" loext:marker-style-name="T23"><text:span text:style-name="T23">Входными данными в разрабатываемом АИС должны являться такие модели как:</text:span><text:span text:style-name="T52"> студент, Руководитель практики от ВУЗа, Заявление на Прохождение Практики, </text:span></text:p>
      <text:p text:style-name="P35" loext:marker-style-name="T52"><text:span text:style-name="T23">Основными</text:span><text:span text:style-name="T52"> </text:span><text:span text:style-name="T23">данными,</text:span><text:span text:style-name="T52"> </text:span><text:span text:style-name="T23">вводимыми</text:span><text:span text:style-name="T52"> </text:span><text:span text:style-name="T23">в</text:span><text:span text:style-name="T52"> </text:span><text:span text:style-name="T23">систему,</text:span><text:span text:style-name="T52"> </text:span><text:span text:style-name="T23">должны</text:span><text:span text:style-name="T52"> являться:</text:span></text:p>
      <text:p text:style-name="P44" loext:marker-style-name="T23"><text:span text:style-name="T23">Студент</text:span><text:span text:style-name="T23"/>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" loext:marker-style-name="T22"><text:span text:style-name="T22">ФИО</text:span><text:span text:style-name="T22"/></text:p>
          </table:table-cell>
          <table:table-cell table:style-name="Table1.A1" office:value-type="string">
            <text:p text:style-name="P1" loext:marker-style-name="T53"><text:span text:style-name="T53">Курс</text:span><text:span text:style-name="T53"/></text:p>
          </table:table-cell>
          <table:table-cell table:style-name="Table1.A1" office:value-type="string">
            <text:p text:style-name="P1" loext:marker-style-name="T53"><text:span text:style-name="T53">Группа</text:span><text:span text:style-name="T53"/></text:p>
          </table:table-cell>
        </table:table-row>
        <table:table-row table:style-name="Table1.2">
          <table:table-cell table:style-name="Table1.A1" office:value-type="string">
            <text:p text:style-name="P2" loext:marker-style-name="T53"><text:span text:style-name="T53">Текстовый</text:span><text:span text:style-name="T53"/></text:p>
          </table:table-cell>
          <table:table-cell table:style-name="Table1.A1" office:value-type="string">
            <text:p text:style-name="P2" loext:marker-style-name="T53"><text:span text:style-name="T53">Числовой</text:span><text:span text:style-name="T53"/></text:p>
          </table:table-cell>
          <table:table-cell table:style-name="Table1.A1" office:value-type="string">
            <text:p text:style-name="P2" loext:marker-style-name="T53"><text:span text:style-name="T53">Текстовый</text:span><text:span text:style-name="T53"/></text:p>
          </table:table-cell>
        </table:table-row>
      </table:table>
      <text:p text:style-name="P80" loext:marker-style-name="T103"/>
      <text:p text:style-name="P45" loext:marker-style-name="T31"><text:span text:style-name="T23">Заявление </text:span><text:span text:style-name="T31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 table:style-name="Table2.1">
          <table:table-cell table:style-name="Table2.A1" office:value-type="string">
            <text:p text:style-name="P3" loext:marker-style-name="T53"><text:span text:style-name="T53">Название компании</text:span><text:span text:style-name="T53"/></text:p>
          </table:table-cell>
          <table:table-cell table:style-name="Table2.A1" office:value-type="string">
            <text:p text:style-name="P3" loext:marker-style-name="T53"><text:span text:style-name="T53">Адрес компании</text:span><text:span text:style-name="T53"/></text:p>
          </table:table-cell>
          <table:table-cell table:style-name="Table2.A1" office:value-type="string">
            <text:p text:style-name="P3" loext:marker-style-name="T53"><text:span text:style-name="T53">Дата начала</text:span><text:span text:style-name="T53"/></text:p>
          </table:table-cell>
          <table:table-cell table:style-name="Table2.A1" office:value-type="string">
            <text:p text:style-name="P3" loext:marker-style-name="T53"><text:span text:style-name="T53">Дата окончания</text:span><text:span text:style-name="T53"/></text:p>
          </table:table-cell>
          <table:table-cell table:style-name="Table2.A1" office:value-type="string">
            <text:p text:style-name="P3" loext:marker-style-name="T53"><text:span text:style-name="T53">Дата заполнения</text:span><text:span text:style-name="T53"/></text:p>
          </table:table-cell>
        </table:table-row>
        <table:table-row table:style-name="Table2.2">
          <table:table-cell table:style-name="Table2.A1" office:value-type="string">
            <text:p text:style-name="P4" loext:marker-style-name="T53"><text:span text:style-name="T53">Текстовый</text:span><text:span text:style-name="T53"/></text:p>
          </table:table-cell>
          <table:table-cell table:style-name="Table2.A1" office:value-type="string">
            <text:p text:style-name="P4" loext:marker-style-name="T22"><text:span text:style-name="T53">Текстовый</text:span><text:span text:style-name="T53"/></text:p>
          </table:table-cell>
          <table:table-cell table:style-name="Table2.A1" office:value-type="string">
            <text:p text:style-name="P4" loext:marker-style-name="T22"><text:span text:style-name="T53">Числовой</text:span><text:span text:style-name="T53"/></text:p>
          </table:table-cell>
          <table:table-cell table:style-name="Table2.A1" office:value-type="string">
            <text:p text:style-name="P4" loext:marker-style-name="T22"><text:span text:style-name="T53">Числовой</text:span><text:span text:style-name="T53"/></text:p>
          </table:table-cell>
          <table:table-cell table:style-name="Table2.A1" office:value-type="string">
            <text:p text:style-name="P4" loext:marker-style-name="T53"><text:span text:style-name="T53">Числовой</text:span><text:span text:style-name="T53"/></text:p>
          </table:table-cell>
        </table:table-row>
      </table:table>
      <text:p text:style-name="P80" loext:marker-style-name="T103"/>
      <text:p text:style-name="P45" loext:marker-style-name="T23"><text:span text:style-name="T23">Руководитель. Практики от ВУЗа</text:span><text:span text:style-name="T23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 loext:marker-style-name="T53"><text:span text:style-name="T53">ФИО</text:span><text:span text:style-name="T53"/></text:p>
          </table:table-cell>
          <table:table-cell table:style-name="Table3.A1" office:value-type="string">
            <text:p text:style-name="P5" loext:marker-style-name="T53"><text:span text:style-name="T53">Список закрепленных групп</text:span><text:span text:style-name="T53"/></text:p>
          </table:table-cell>
          <table:table-cell table:style-name="Table3.A1" office:value-type="string">
            <text:p text:style-name="P5" loext:marker-style-name="T53"><text:span text:style-name="T53">Уч. Степень</text:span><text:span text:style-name="T53"/></text:p>
          </table:table-cell>
        </table:table-row>
        <table:table-row table:style-name="Table3.2">
          <table:table-cell table:style-name="Table3.A1" office:value-type="string">
            <text:p text:style-name="P6" loext:marker-style-name="T53"><text:span text:style-name="T53">Текстовый</text:span><text:span text:style-name="T53"/></text:p>
          </table:table-cell>
          <table:table-cell table:style-name="Table3.A1" office:value-type="string">
            <text:p text:style-name="P6" loext:marker-style-name="T53"><text:span text:style-name="T53"><text:s/>Текстовый</text:span><text:span text:style-name="T53"/></text:p>
          </table:table-cell>
          <table:table-cell table:style-name="Table3.A1" office:value-type="string">
            <text:p text:style-name="P6" loext:marker-style-name="T53"><text:span text:style-name="T53"><text:s/>Текстовый</text:span><text:span text:style-name="T53"/></text:p>
          </table:table-cell>
        </table:table-row>
      </table:table>
      <text:p text:style-name="P80" loext:marker-style-name="T103"/>
      <text:p text:style-name="P80" loext:marker-style-name="T103"/>
      <text:p text:style-name="P80" loext:marker-style-name="T103"/>
      <text:p text:style-name="P45" loext:marker-style-name="T23"><text:soft-page-break/><text:span text:style-name="T23">Статистика о местах прохождения практики</text:span><text:span text:style-name="T23"/></text:p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4" loext:marker-style-name="T53"><text:span text:style-name="T53">Название компании</text:span><text:span text:style-name="T53"/></text:p>
          </table:table-cell>
          <table:table-cell table:style-name="Table4.A1" office:value-type="string">
            <text:p text:style-name="P4" loext:marker-style-name="T53"><text:span text:style-name="T53">Студенты, проходившие практику в компании</text:span><text:span text:style-name="T53"/></text:p>
          </table:table-cell>
          <table:table-cell table:style-name="Table4.A1" office:value-type="string">
            <text:p text:style-name="P4" loext:marker-style-name="T53"><text:span text:style-name="T53">Заявление студента</text:span><text:span text:style-name="T53"/></text:p>
          </table:table-cell>
        </table:table-row>
        <table:table-row table:style-name="Table4.2">
          <table:table-cell table:style-name="Table4.A1" office:value-type="string">
            <text:p text:style-name="P2" loext:marker-style-name="T53"><text:span text:style-name="T53">Текстовый</text:span><text:span text:style-name="T53"/></text:p>
          </table:table-cell>
          <table:table-cell table:style-name="Table4.A1" office:value-type="string">
            <text:p text:style-name="P2" loext:marker-style-name="T53"><text:span text:style-name="T22">ID </text:span><text:span text:style-name="T53">Студента</text:span></text:p>
          </table:table-cell>
          <table:table-cell table:style-name="Table4.A1" office:value-type="string">
            <text:p text:style-name="P2" loext:marker-style-name="T53"><text:span text:style-name="T22">ID </text:span><text:span text:style-name="T53">Заявления</text:span></text:p>
          </table:table-cell>
        </table:table-row>
      </table:table>
      <text:p text:style-name="P75" loext:marker-style-name="T102"/>
      <text:list text:continue-numbering="true" text:style-name="WWNum32">
        <text:list-item>
          <text:list>
            <text:list-item>
              <text:list>
                <text:list-item>
                  <text:h text:style-name="P78" text:outline-level="1" loext:marker-style-name="T2"><text:span text:style-name="T2">Требования</text:span><text:span text:style-name="T42"> </text:span><text:span text:style-name="T2">к</text:span><text:span text:style-name="T4"> </text:span><text:span text:style-name="T2">организации</text:span><text:span text:style-name="T4"> </text:span><text:span text:style-name="T2">выходных</text:span><text:span text:style-name="T12"> </text:span><text:span text:style-name="T2">данных</text:span></text:h>
                </text:list-item>
              </text:list>
            </text:list-item>
          </text:list>
        </text:list-item>
      </text:list>
      <text:p text:style-name="P35" loext:marker-style-name="T23"><text:span text:style-name="T23">Выходными</text:span><text:span text:style-name="T52"> </text:span><text:span text:style-name="T23">данными</text:span><text:span text:style-name="T52"> </text:span><text:span text:style-name="T23">разрабатываемой АИС должны</text:span><text:span text:style-name="T52"> </text:span><text:span text:style-name="T23">являться</text:span><text:span text:style-name="T52"> </text:span><text:span text:style-name="T23">результаты</text:span><text:span text:style-name="T52"> </text:span><text:span text:style-name="T23">выполнения запросов, вывод экранных форм.</text:span></text:p>
      <text:list text:continue-numbering="true" text:style-name="WWNum32">
        <text:list-item>
          <text:list>
            <text:list-item>
              <text:list>
                <text:list-item>
                  <text:list>
                    <text:list-item>
                      <text:p text:style-name="P46" loext:marker-style-name="T22"><text:span text:style-name="T22">Результат поиска по критериям запроса должен выдавать следующую</text:span><text:span text:style-name="T51"> </text:span><text:span text:style-name="T22">информацию</text:span><text:span text:style-name="T70">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 loext:marker-style-name="T70"><text:span text:style-name="T70">Студент:</text:span><text:span text:style-name="T70"/></text:p>
      <text:p text:style-name="P47" loext:marker-style-name="T70"><text:span text:style-name="T70">ФИО</text:span><text:span text:style-name="T70"/></text:p>
      <text:p text:style-name="P47" loext:marker-style-name="T70"><text:span text:style-name="T70">Группа</text:span><text:span text:style-name="T70"/></text:p>
      <text:p text:style-name="P47" loext:marker-style-name="T70"><text:span text:style-name="T70">Курс</text:span><text:span text:style-name="T70"/></text:p>
      <text:p text:style-name="P66" loext:marker-style-name="T22"/>
      <text:p text:style-name="P48" loext:marker-style-name="T69"><text:span text:style-name="T69">Заявление:</text:span><text:span text:style-name="T69"/></text:p>
      <text:p text:style-name="P48" loext:marker-style-name="T69"><text:span text:style-name="T69">Название компании</text:span><text:span text:style-name="T69"/></text:p>
      <text:p text:style-name="P48" loext:marker-style-name="T69"><text:span text:style-name="T69">Адрес</text:span><text:span text:style-name="T69"/></text:p>
      <text:p text:style-name="P48" loext:marker-style-name="T69"><text:span text:style-name="T69">Дата начала практики</text:span><text:span text:style-name="T69"/></text:p>
      <text:p text:style-name="P48" loext:marker-style-name="T69"><text:span text:style-name="T69">Дата окончания практики</text:span><text:span text:style-name="T69"/></text:p>
      <text:p text:style-name="P48" loext:marker-style-name="T69"><text:span text:style-name="T69">Дата заполнения</text:span><text:span text:style-name="T69"/></text:p>
      <text:p text:style-name="P92" loext:marker-style-name="T69"/>
      <text:p text:style-name="P48" loext:marker-style-name="T69"><text:span text:style-name="T69">Руководитель практики от ВУЗа:</text:span><text:span text:style-name="T69"/></text:p>
      <text:p text:style-name="P48" loext:marker-style-name="T69"><text:span text:style-name="T69">ФИО</text:span><text:span text:style-name="T69"/></text:p>
      <text:p text:style-name="P48" loext:marker-style-name="T69"><text:span text:style-name="T69">Список закрепленных групп</text:span><text:span text:style-name="T69"/></text:p>
      <text:p text:style-name="P48" loext:marker-style-name="T69"><text:span text:style-name="T69">Уч. степень</text:span><text:span text:style-name="T69"/></text:p>
      <text:p text:style-name="P92" loext:marker-style-name="T69"/>
      <text:p text:style-name="P48" loext:marker-style-name="T69"><text:span text:style-name="T69">Статистики о местах прохождения практики:</text:span><text:span text:style-name="T69"/></text:p>
      <text:p text:style-name="P49" loext:marker-style-name="T69"><text:span text:style-name="T69">Название компании</text:span><text:span text:style-name="T69"/></text:p>
      <text:p text:style-name="P91" loext:marker-style-name="T22"><text:span text:style-name="T22">Студенты, проходившие практику в компании</text:span><text:span text:style-name="T22"/></text:p>
      <text:p text:style-name="P91" loext:marker-style-name="T22"><text:span text:style-name="T22">Заявление студента</text:span><text:span text:style-name="T22"/></text:p>
      <text:p text:style-name="P49" loext:marker-style-name="T69"><text:span text:style-name="T69"><text:tab/></text:span><text:span text:style-name="T69"/></text:p>
      <text:p text:style-name="P62" loext:marker-style-name="T23"/>
      <text:list text:continue-numbering="true" text:style-name="WWNum32">
        <text:list-item>
          <text:list>
            <text:list-item>
              <text:list>
                <text:list-item>
                  <text:h text:style-name="P17" text:outline-level="1" loext:marker-style-name="T2"><text:span text:style-name="T2">Требования</text:span><text:span text:style-name="T8"> </text:span><text:span text:style-name="T2">к</text:span><text:span text:style-name="T4"> </text:span><text:span text:style-name="T2">временным</text:span><text:span text:style-name="T42"> </text:span><text:span text:style-name="T2">характеристикам</text:span></text:h>
                </text:list-item>
              </text:list>
            </text:list-item>
          </text:list>
        </text:list-item>
      </text:list>
      <text:p text:style-name="P35" loext:marker-style-name="T23"><text:span text:style-name="T23">Разрабатываемая АИС</text:span><text:span text:style-name="T52"> </text:span><text:span text:style-name="T23">должна,</text:span><text:span text:style-name="T52"> </text:span><text:span text:style-name="T23">в</text:span><text:span text:style-name="T52"> </text:span><text:span text:style-name="T23">зависимости</text:span><text:span text:style-name="T52"> </text:span><text:span text:style-name="T23">от</text:span><text:span text:style-name="T52"> </text:span><text:span text:style-name="T23">размерности</text:span><text:span text:style-name="T52"> </text:span><text:span text:style-name="T23">базы</text:span><text:span text:style-name="T52"> </text:span><text:span text:style-name="T23">данных,</text:span><text:span text:style-name="T37"> </text:span><text:span text:style-name="T23">обеспечивать время выполнения заданий в интервале от 0.5 секунд до 2-ой минуты</text:span><text:span text:style-name="T52"> </text:span><text:span text:style-name="T23">при</text:span><text:span text:style-name="T18"> </text:span><text:span text:style-name="T23">плохом интернете</text:span><text:span text:style-name="T54"> </text:span><text:span text:style-name="T23">и большом</text:span><text:span text:style-name="T6"> </text:span><text:span text:style-name="T23">объеме</text:span><text:span text:style-name="T18"> </text:span><text:span text:style-name="T23">данных.</text:span></text:p>
      <text:list text:continue-numbering="true" text:style-name="WWNum32">
        <text:list-item>
          <text:list>
            <text:list-item>
              <text:h text:style-name="P16" text:outline-level="1" loext:marker-style-name="T2"><text:span text:style-name="T2">Требования</text:span><text:span text:style-name="T42"> </text:span><text:span text:style-name="T2">к</text:span><text:span text:style-name="T8"> </text:span><text:span text:style-name="T2">надёжности</text:span></text:h>
              <text:list>
                <text:list-item>
                  <text:p text:style-name="P40" loext:marker-style-name="T22"><text:span text:style-name="T22">Разрабатываемая </text:span><text:span text:style-name="T23">АИС </text:span><text:span text:style-name="T22">должна удовлетворять следующим требованиям по</text:span><text:span text:style-name="T51"> </text:span><text:span text:style-name="T22">времени</text:span><text:span text:style-name="T17"> </text:span><text:span text:style-name="T22">восстановления после</text:span><text:span text:style-name="T13"> </text:span><text:span text:style-name="T22">отказа</text:span><text:span text:style-name="T70">,</text:span><text:span text:style-name="T72"> </text:span><text:span text:style-name="T70">например:</text:span></text:p>
                </text:list-item>
              </text:list>
            </text:list-item>
          </text:list>
        </text:list-item>
      </text:list>
      <text:p text:style-name="P35" loext:marker-style-name="T23"><text:span text:style-name="T69">а)</text:span><text:span text:style-name="T67"> </text:span><text:span text:style-name="T69">среднее время восстановления работоспособного состояния после отказа,</text:span><text:span text:style-name="T67"> </text:span><text:span text:style-name="T71">вызванного</text:span><text:span text:style-name="T90"> </text:span><text:span text:style-name="T71">неисправностью</text:span><text:span text:style-name="T91"> </text:span><text:span text:style-name="T71">(сбоем)</text:span><text:span text:style-name="T92"> </text:span><text:span text:style-name="T69">самого</text:span><text:span text:style-name="T92"> </text:span><text:span text:style-name="T69">разрабатываемого</text:span><text:span text:style-name="T90"> </text:span><text:span text:style-name="T31">Web</text:span><text:span text:style-name="T23">-приложения,</text:span><text:span text:style-name="T91"> </text:span><text:span text:style-name="T69">должно</text:span><text:span text:style-name="T93"> </text:span><text:span text:style-name="T69">составлять</text:span><text:span text:style-name="T75"> </text:span><text:span text:style-name="T69">не</text:span><text:span text:style-name="T71"> </text:span><text:span text:style-name="T69">более</text:span><text:span text:style-name="T87"> </text:span><text:span text:style-name="T69">2</text:span><text:span text:style-name="T67"> </text:span><text:span text:style-name="T69">часов;</text:span></text:p>
      <text:p text:style-name="P35" loext:marker-style-name="T23"><text:span text:style-name="T69">б) время</text:span><text:span text:style-name="T67"> </text:span><text:span text:style-name="T69">восстановления</text:span><text:span text:style-name="T67"> </text:span><text:span text:style-name="T69">после</text:span><text:span text:style-name="T67"> </text:span><text:span text:style-name="T69">отказа,</text:span><text:span text:style-name="T67"> </text:span><text:span text:style-name="T69">вызванного</text:span><text:span text:style-name="T67"> </text:span><text:span text:style-name="T69">сбоем</text:span><text:span text:style-name="T67"> </text:span><text:span text:style-name="T69">электропитания</text:span><text:span text:style-name="T67"> </text:span><text:span text:style-name="T69">технических средств (и/или иными внешними факторами), </text:span><text:soft-page-break/><text:span text:style-name="T69">не фатальным сбоем (не</text:span><text:span text:style-name="T67"> </text:span><text:span text:style-name="T69">крахом)</text:span><text:span text:style-name="T67"> </text:span><text:span text:style-name="T69">операционной</text:span><text:span text:style-name="T67"> </text:span><text:span text:style-name="T69">системы,</text:span><text:span text:style-name="T67"> </text:span><text:span text:style-name="T69">при</text:span><text:span text:style-name="T67"> </text:span><text:span text:style-name="T69">условии</text:span><text:span text:style-name="T67"> </text:span><text:span text:style-name="T69">соблюдения</text:span><text:span text:style-name="T67"> </text:span><text:span text:style-name="T69">условий</text:span><text:span text:style-name="T67"> </text:span><text:span text:style-name="T69">эксплуатации</text:span><text:span text:style-name="T75"> </text:span><text:span text:style-name="T69">технических</text:span><text:span text:style-name="T94"> </text:span><text:span text:style-name="T69">и программных</text:span><text:span text:style-name="T67"> </text:span><text:span text:style-name="T69">средств</text:span><text:span text:style-name="T82"> </text:span><text:span text:style-name="T69">не</text:span><text:span text:style-name="T82"> </text:span><text:span text:style-name="T69">более</text:span><text:span text:style-name="T87"> </text:span><text:span text:style-name="T69">24</text:span><text:span text:style-name="T94"> </text:span><text:span text:style-name="T69">часов;</text:span></text:p>
      <text:p text:style-name="P35" loext:marker-style-name="T23"><text:span text:style-name="T69">в)</text:span><text:span text:style-name="T67"> </text:span><text:span text:style-name="T69">время</text:span><text:span text:style-name="T67"> </text:span><text:span text:style-name="T69">восстановления</text:span><text:span text:style-name="T67"> </text:span><text:span text:style-name="T69">после</text:span><text:span text:style-name="T67"> </text:span><text:span text:style-name="T69">отказа,</text:span><text:span text:style-name="T67"> </text:span><text:span text:style-name="T69">вызванного</text:span><text:span text:style-name="T67"> </text:span><text:span text:style-name="T69">неисправностью</text:span><text:span text:style-name="T67"> </text:span><text:span text:style-name="T69">технических средств, фатальным сбоем (крахом) операционной системы, не должно</text:span><text:span text:style-name="T67"> </text:span><text:span text:style-name="T69">превышать времени, требуемого на устранение неисправностей технических средств</text:span><text:span text:style-name="T75"> </text:span><text:span text:style-name="T69">и</text:span><text:span text:style-name="T71"> </text:span><text:span text:style-name="T69">переустановки</text:span><text:span text:style-name="T82"> </text:span><text:span text:style-name="T69">программных</text:span><text:span text:style-name="T67"> </text:span><text:span text:style-name="T69">средств.</text:span></text:p>
      <text:list text:continue-numbering="true" text:style-name="WWNum32">
        <text:list-item>
          <text:list>
            <text:list-item>
              <text:list>
                <text:list-item>
                  <text:p text:style-name="P50" loext:marker-style-name="T22"><text:span text:style-name="T70">Критериями</text:span><text:span text:style-name="T68"> </text:span><text:span text:style-name="T70">отказа</text:span><text:span text:style-name="T68"> </text:span><text:span text:style-name="T70">и</text:span><text:span text:style-name="T68"> </text:span><text:span text:style-name="T70">предельного</text:span><text:span text:style-name="T68"> </text:span><text:span text:style-name="T70">состояния</text:span><text:span text:style-name="T68"> </text:span><text:span text:style-name="T70">разрабатываемого</text:span><text:span text:style-name="T68"> </text:span><text:span text:style-name="T31">Web</text:span><text:span text:style-name="T23">-приложение</text:span><text:span text:style-name="T52"> </text:span><text:span text:style-name="T70">являются:</text:span></text:p>
                </text:list-item>
              </text:list>
            </text:list-item>
          </text:list>
        </text:list-item>
      </text:list>
      <text:p text:style-name="P35" loext:marker-style-name="T23"><text:span text:style-name="T69">а)</text:span><text:span text:style-name="T67"> </text:span><text:span text:style-name="T69">Критерии</text:span><text:span text:style-name="T67"> </text:span><text:span text:style-name="T69">отказа:</text:span><text:span text:style-name="T67"> </text:span><text:span text:style-name="T69">аварийное</text:span><text:span text:style-name="T67"> </text:span><text:span text:style-name="T69">прекращение</text:span><text:span text:style-name="T67"> </text:span><text:span text:style-name="T69">работы</text:span><text:span text:style-name="T67"> </text:span><text:span text:style-name="T69">программного</text:span><text:span text:style-name="T67"> </text:span><text:span text:style-name="T69">обеспечения;</text:span><text:span text:style-name="T67"> </text:span><text:span text:style-name="T69">невозможность</text:span><text:span text:style-name="T67"> </text:span><text:span text:style-name="T69">системы</text:span><text:span text:style-name="T67"> </text:span><text:span text:style-name="T69">в</text:span><text:span text:style-name="T67"> </text:span><text:span text:style-name="T69">полном</text:span><text:span text:style-name="T67"> </text:span><text:span text:style-name="T69">объеме</text:span><text:span text:style-name="T67"> </text:span><text:span text:style-name="T69">выполнять</text:span><text:span text:style-name="T67"> </text:span><text:span text:style-name="T69">заданные</text:span><text:span text:style-name="T75"> </text:span><text:span text:style-name="T69">функции;</text:span><text:span text:style-name="T67"> </text:span><text:span text:style-name="T69">превышение</text:span><text:span text:style-name="T67"> </text:span><text:span text:style-name="T69">времени</text:span><text:span text:style-name="T67"> </text:span><text:span text:style-name="T69">выполнения</text:span><text:span text:style-name="T67"> </text:span><text:span text:style-name="T69">запросов</text:span><text:span text:style-name="T67"> </text:span><text:span text:style-name="T69">на</text:span><text:span text:style-name="T67"> </text:span><text:span text:style-name="T69">представление</text:span><text:span text:style-name="T67"> </text:span><text:span text:style-name="T69">данных</text:span><text:span text:style-name="T67"> </text:span><text:span text:style-name="T69">(более</text:span><text:span text:style-name="T71"> </text:span><text:span text:style-name="T69">3 минут).</text:span></text:p>
      <text:p text:style-name="P35" loext:marker-style-name="T23"><text:span text:style-name="T69">б) Критерий</text:span><text:span text:style-name="T67"> </text:span><text:span text:style-name="T69">предельного</text:span><text:span text:style-name="T67"> </text:span><text:span text:style-name="T69">состояния:</text:span><text:span text:style-name="T67"> </text:span><text:span text:style-name="T69">превышение</text:span><text:span text:style-name="T67"> </text:span><text:span text:style-name="T69">количества</text:span><text:span text:style-name="T67"> </text:span><text:span text:style-name="T69">хранимых</text:span><text:span text:style-name="T67"> </text:span><text:span text:style-name="T69">в</text:span><text:span text:style-name="T67"> </text:span><text:span text:style-name="T69">системе</text:span><text:span text:style-name="T67"> </text:span><text:span text:style-name="T69">управления</text:span><text:span text:style-name="T67"> </text:span><text:span text:style-name="T69">базами</text:span><text:span text:style-name="T67"> </text:span><text:span text:style-name="T69">данных</text:span><text:span text:style-name="T67"> </text:span><text:span text:style-name="T69">записей</text:span><text:span text:style-name="T67"> </text:span><text:span text:style-name="T69">предельно</text:span><text:span text:style-name="T67"> </text:span><text:span text:style-name="T69">допустимых</text:span><text:span text:style-name="T67"> </text:span><text:span text:style-name="T69">значений,</text:span><text:span text:style-name="T67"> </text:span><text:span text:style-name="T69">установленных в</text:span><text:span text:style-name="T71"> </text:span><text:span text:style-name="T69">документации к СУБД.</text:span></text:p>
      <text:list text:continue-numbering="true" text:style-name="WWNum32">
        <text:list-item>
          <text:list>
            <text:list-item>
              <text:h text:style-name="P15" text:outline-level="1" loext:marker-style-name="T2"><text:span text:style-name="T2">Требования</text:span><text:span text:style-name="T42"> </text:span><text:span text:style-name="T2">к</text:span><text:span text:style-name="T8"> </text:span><text:span text:style-name="T2">численности</text:span><text:span text:style-name="T8"> </text:span><text:span text:style-name="T2">и</text:span><text:span text:style-name="T42"> </text:span><text:span text:style-name="T2">квалификации</text:span><text:span text:style-name="T12"> </text:span><text:span text:style-name="T2">персонала</text:span></text:h>
            </text:list-item>
          </text:list>
        </text:list-item>
      </text:list>
      <text:p text:style-name="P35" loext:marker-style-name="T23"><text:span text:style-name="T23">Разрабатываемая АИС</text:span><text:span text:style-name="T52"> </text:span><text:span text:style-name="T23">должна</text:span><text:span text:style-name="T52"> </text:span><text:span text:style-name="T23">обслуживаться</text:span><text:span text:style-name="T52"> </text:span><text:span text:style-name="T23">персоналом</text:span><text:span text:style-name="T52"> </text:span><text:span text:style-name="T23">в</text:span><text:span text:style-name="T52"> </text:span><text:span text:style-name="T23">количестве</text:span><text:span text:style-name="T52"> </text:span><text:span text:style-name="T23">и</text:span><text:span text:style-name="T52"> </text:span><text:span text:style-name="T23">с</text:span><text:span text:style-name="T37"> </text:span><text:span text:style-name="T23">квалификацией,</text:span><text:span text:style-name="T14"> </text:span><text:span text:style-name="T23">указанными в</text:span><text:span text:style-name="T18"> </text:span><text:span text:style-name="T23">таблице</text:span><text:span text:style-name="T6"> </text:span><text:span text:style-name="T23">1</text:span><text:span text:style-name="T69">.</text:span></text:p>
      <text:p text:style-name="P48" loext:marker-style-name="T23"><text:span text:style-name="T69">Таблица</text:span><text:span text:style-name="T87"> </text:span><text:span text:style-name="T69">1</text:span><text:span text:style-name="T94"> </text:span><text:span text:style-name="T69">–</text:span><text:span text:style-name="T82"> </text:span><text:span text:style-name="T69">Обслуживающий</text:span><text:span text:style-name="T87"> </text:span><text:span text:style-name="T69">персонал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7" loext:marker-style-name="T22"><text:span text:style-name="T22">№</text:span><text:span text:style-name="T22"/></text:p>
            <text:p text:style-name="P8" loext:marker-style-name="T22"><text:span text:style-name="T70">п/п</text:span><text:span text:style-name="T70"/></text:p>
          </table:table-cell>
          <table:table-cell table:style-name="Table5.A1" office:value-type="string">
            <text:p text:style-name="P7" loext:marker-style-name="T22"><text:span text:style-name="T95">Наименование должности</text:span><text:span text:style-name="T70">,</text:span></text:p>
            <text:p text:style-name="P8" loext:marker-style-name="T53"><text:span text:style-name="T95">специальности</text:span><text:span text:style-name="T70">,</text:span><text:span text:style-name="T96"> </text:span><text:span text:style-name="T95">профессии </text:span></text:p>
          </table:table-cell>
          <table:table-cell table:style-name="Table5.A1" office:value-type="string">
            <text:p text:style-name="P7" loext:marker-style-name="T53"><text:span text:style-name="T95">Количество</text:span><text:span text:style-name="T95"/></text:p>
          </table:table-cell>
          <table:table-cell table:style-name="Table5.D1" office:value-type="string">
            <text:p text:style-name="P7" loext:marker-style-name="T53"><text:span text:style-name="T95">Требуемая квалификация</text:span><text:span text:style-name="T95"/></text:p>
          </table:table-cell>
        </table:table-row>
        <table:table-row table:style-name="Table5.2">
          <table:table-cell table:style-name="Table5.A1" office:value-type="string">
            <text:p text:style-name="P4" loext:marker-style-name="T22"><text:span text:style-name="T22">1</text:span><text:span text:style-name="T22"/></text:p>
          </table:table-cell>
          <table:table-cell table:style-name="Table5.D1" office:value-type="string">
            <text:p text:style-name="P9" loext:marker-style-name="T53"><text:span text:style-name="T95">Системный администратор</text:span><text:span text:style-name="T95"/></text:p>
          </table:table-cell>
          <table:table-cell table:style-name="Table5.D1" office:value-type="string">
            <text:p text:style-name="P4" loext:marker-style-name="T22"><text:span text:style-name="T22">1</text:span><text:span text:style-name="T22"/></text:p>
          </table:table-cell>
          <table:table-cell table:style-name="Table5.A1" office:value-type="string">
            <text:p text:style-name="P9" loext:marker-style-name="T53"><text:span text:style-name="T95">Высшее техническое</text:span><text:span text:style-name="T76"> </text:span><text:span text:style-name="T95">образование,</text:span><text:span text:style-name="T97"> </text:span><text:span text:style-name="T95">опыт</text:span></text:p>
            <text:p text:style-name="P10" loext:marker-style-name="T53"><text:span text:style-name="T95">установки и настройки</text:span><text:span text:style-name="T98"> </text:span><text:span text:style-name="T95">операционных</text:span><text:span text:style-name="T97"> </text:span><text:span text:style-name="T95">систем</text:span></text:p>
            <text:p text:style-name="P7" loext:marker-style-name="T53"><text:span text:style-name="T95">семейства</text:span><text:span text:style-name="T88"> </text:span><text:span text:style-name="T70">MS</text:span><text:span text:style-name="T83"> </text:span><text:span text:style-name="T70">Windows</text:span><text:span text:style-name="T95">,</text:span></text:p>
            <text:p text:style-name="P8" loext:marker-style-name="T53"><text:span text:style-name="T95">опыт</text:span><text:span text:style-name="T88"> </text:span><text:span text:style-name="T95">настройки</text:span></text:p>
          </table:table-cell>
        </table:table-row>
        <table:table-row table:style-name="Table5.2">
          <table:table-cell table:style-name="Table5.A1" office:value-type="string">
            <text:p text:style-name="P4" loext:marker-style-name="T22"><text:span text:style-name="T22">2</text:span><text:span text:style-name="T22"/></text:p>
          </table:table-cell>
          <table:table-cell table:style-name="Table5.D1" office:value-type="string">
            <text:p text:style-name="P4" loext:marker-style-name="T95"><text:span text:style-name="T95">Администратор</text:span><text:span text:style-name="T95"/></text:p>
          </table:table-cell>
          <table:table-cell table:style-name="Table5.D1" office:value-type="string">
            <text:p text:style-name="P4" loext:marker-style-name="T22"><text:span text:style-name="T22">1</text:span><text:span text:style-name="T22"/></text:p>
          </table:table-cell>
          <table:table-cell table:style-name="Table5.A1" office:value-type="string">
            <text:p text:style-name="P9" loext:marker-style-name="T95"><text:span text:style-name="T95">Высшее образование,</text:span><text:span text:style-name="T76"> </text:span><text:span text:style-name="T95">опыт</text:span><text:span text:style-name="T83"> </text:span><text:span text:style-name="T95">работы</text:span><text:span text:style-name="T53"> а</text:span><text:span text:style-name="T95">дминистрирования, знание </text:span><text:span text:style-name="T99">Docker</text:span></text:p>
          </table:table-cell>
        </table:table-row>
      </table:table>
      <text:p text:style-name="P94" loext:marker-style-name="T104"/>
      <text:p text:style-name="P95" loext:marker-style-name="T105"/>
      <text:list text:continue-numbering="true" text:style-name="WWNum32">
        <text:list-item>
          <text:list>
            <text:list-item>
              <text:h text:style-name="P18" text:outline-level="1" loext:marker-style-name="T2"><text:span text:style-name="T2">Требования</text:span><text:span text:style-name="T42"> </text:span><text:span text:style-name="T2">к</text:span><text:span text:style-name="T4"> </text:span><text:span text:style-name="T2">составу</text:span><text:span text:style-name="T12"> </text:span><text:span text:style-name="T2">и</text:span><text:span text:style-name="T8"> </text:span><text:span text:style-name="T2">параметрам</text:span><text:span text:style-name="T39"> </text:span><text:span text:style-name="T2">технических</text:span><text:span text:style-name="T16"> </text:span><text:span text:style-name="T2">средств</text:span></text:h>
            </text:list-item>
          </text:list>
        </text:list-item>
      </text:list>
      <text:p text:style-name="P35" loext:marker-style-name="T23"><text:span text:style-name="T23">Разрабатываемые</text:span><text:span text:style-name="T52"> </text:span><text:span text:style-name="T23">технологии</text:span><text:span text:style-name="T52"> </text:span><text:span text:style-name="T31">Web</text:span><text:span text:style-name="T23">-приложения</text:span><text:span text:style-name="T52"> </text:span><text:span text:style-name="T23">должны</text:span><text:span text:style-name="T52"> </text:span><text:span text:style-name="T23">функционировать</text:span><text:span text:style-name="T52"> </text:span><text:span text:style-name="T23">на</text:span><text:span text:style-name="T52"> </text:span><text:span text:style-name="T23">следующих технических средствах: на сервере со следующими характеристиками:</text:span><text:span text:style-name="T52"> </text:span><text:span text:style-name="T23">процессор</text:span><text:span text:style-name="T52"> </text:span><text:span text:style-name="T23">Intel</text:span><text:span text:style-name="T14"> </text:span><text:span text:style-name="T23">x86</text:span><text:span text:style-name="T6"> </text:span><text:span text:style-name="T23">(2</text:span><text:span text:style-name="T54"> </text:span><text:span text:style-name="T23">ядра) частота</text:span><text:span text:style-name="T10"> </text:span><text:span text:style-name="T23">от</text:span><text:span text:style-name="T18"> </text:span><text:span text:style-name="T23">2</text:span><text:span text:style-name="T18"> </text:span><text:span text:style-name="T23">ГГц</text:span><text:span text:style-name="T6"> </text:span><text:span text:style-name="T23">и выше,</text:span><text:span text:style-name="T14"> </text:span><text:span text:style-name="T23">ОЗУ</text:span><text:span text:style-name="T54"> </text:span><text:span text:style-name="T23">4</text:span><text:span text:style-name="T14"> </text:span><text:span text:style-name="T23">Гб</text:span><text:span text:style-name="T14"> </text:span><text:span text:style-name="T23">и выше.</text:span></text:p>
      <text:p text:style-name="P63" loext:marker-style-name="T23"/>
      <text:list text:continue-numbering="true" text:style-name="WWNum32">
        <text:list-item>
          <text:list>
            <text:list-item>
              <text:h text:style-name="P16" text:outline-level="1" loext:marker-style-name="T2"><text:span text:style-name="T2">Требования</text:span><text:span text:style-name="T42"> </text:span><text:span text:style-name="T2">к</text:span><text:span text:style-name="T8"> </text:span><text:span text:style-name="T2">информационной</text:span><text:span text:style-name="T8"> </text:span><text:span text:style-name="T2">и</text:span><text:span text:style-name="T55"> </text:span><text:span text:style-name="T2">программной</text:span><text:span text:style-name="T8"> </text:span><text:span text:style-name="T2">совместимости</text:span></text:h>
              <text:list>
                <text:list-item>
                  <text:p text:style-name="P16" loext:marker-style-name="T22"><text:span text:style-name="T22">Разрабатываемое</text:span><text:span text:style-name="T9"> </text:span><text:span text:style-name="T31">Web</text:span><text:span text:style-name="T23">-приложение</text:span><text:span text:style-name="T43"> </text:span><text:span text:style-name="T22">должно</text:span><text:span text:style-name="T5"> </text:span><text:span text:style-name="T22">функционировать</text:span><text:span text:style-name="T56"> </text:span><text:span text:style-name="T22">под</text:span><text:span text:style-name="T5"> </text:span><text:span text:style-name="T22">управлением </text:span><text:span text:style-name="T23">следующих операционных систем: </text:span><text:span text:style-name="T69">Windows 7, Windows 8, </text:span><text:soft-page-break/><text:span text:style-name="T69">Windows 8.1, Windows 10 или более</text:span><text:span text:style-name="T87"> </text:span><text:span text:style-name="T69">поздней</text:span><text:span text:style-name="T67"> </text:span><text:span text:style-name="T69">версии.</text:span></text:p>
                </text:list-item>
                <text:list-item>
                  <text:p text:style-name="P51" loext:marker-style-name="T22"><text:span text:style-name="T22">Для<text:tab/>разработки<text:tab/></text:span><text:span text:style-name="T31">Web</text:span><text:span text:style-name="T23">-приложения </text:span><text:span text:style-name="T22">должны использоваться следующие </text:span><text:span text:style-name="T17">языки </text:span><text:span text:style-name="T22">программирования,</text:span><text:span text:style-name="T13"> </text:span><text:span text:style-name="T22">запросов,</text:span><text:span text:style-name="T5"> </text:span><text:span text:style-name="T22">представления,</text:span><text:span text:style-name="T17"> </text:span><text:span text:style-name="T22">визуального</text:span><text:span text:style-name="T17"> </text:span><text:span text:style-name="T22">моделирования:</text:span></text:p>
                </text:list-item>
              </text:list>
            </text:list-item>
          </text:list>
        </text:list-item>
      </text:list>
      <text:p text:style-name="P77" loext:marker-style-name="T69"><text:span text:style-name="T69">а)</text:span><text:span text:style-name="T100"> </text:span><text:span text:style-name="T101">Visual</text:span><text:span text:style-name="T69"> </text:span><text:span text:style-name="T101">Studio</text:span><text:span text:style-name="T69"> </text:span><text:span text:style-name="T101">Code</text:span><text:span text:style-name="T69"> –</text:span><text:span text:style-name="T82"> </text:span><text:span text:style-name="T69">система,</text:span><text:span text:style-name="T87"> </text:span><text:span text:style-name="T69">для</text:span><text:span text:style-name="T82"> </text:span><text:span text:style-name="T69">работы</text:span><text:span text:style-name="T71"> </text:span><text:span text:style-name="T69">с</text:span><text:span text:style-name="T82"> </text:span><text:span text:style-name="T69">базой</text:span><text:span text:style-name="T82"> </text:span><text:span text:style-name="T69">данных;</text:span></text:p>
      <text:p text:style-name="P77" loext:marker-style-name="T69"><text:span text:style-name="T69">б) </text:span><text:span text:style-name="T101">Typescript</text:span><text:span text:style-name="T69"> – язык программирования для разработки пользовательской части;</text:span></text:p>
      <text:p text:style-name="P77" loext:marker-style-name="T69"><text:span text:style-name="T69">в) </text:span><text:span text:style-name="T101">ReactJS</text:span><text:span text:style-name="T69"> – библиотека для разработки пользовательского интерфейса.</text:span></text:p>
      <text:p text:style-name="P77" loext:marker-style-name="T23"><text:span text:style-name="T69">г</text:span><text:span text:style-name="T69"/></text:p>
      <text:list text:continue-numbering="true" text:style-name="WWNum32">
        <text:list-item>
          <text:list>
            <text:list-item>
              <text:list>
                <text:list-item>
                  <text:p text:style-name="P52" loext:marker-style-name="T22"><text:span text:style-name="T22">Для<text:tab/>разработки<text:tab/>и<text:tab/>обеспечения<text:tab/>функционирования<text:tab/></text:span><text:span text:style-name="T31">Web</text:span><text:span text:style-name="T23">-приложения</text:span><text:span text:style-name="T22"> </text:span><text:span text:style-name="T17">должны </text:span><text:span text:style-name="T22">использоваться</text:span><text:span text:style-name="T17"> </text:span><text:span text:style-name="T22">следующие программные средства:</text:span></text:p>
                </text:list-item>
              </text:list>
            </text:list-item>
          </text:list>
        </text:list-item>
      </text:list>
      <text:p text:style-name="P77" loext:marker-style-name="T69"><text:span text:style-name="T69">а)</text:span><text:span text:style-name="T81"> </text:span><text:span text:style-name="T101">Docker</text:span><text:span text:style-name="T69"> - программное обеспечение для автоматизации развёртывания и управления приложениями в средах с поддержкой контейнеризации</text:span></text:p>
      <text:list text:continue-numbering="true" text:style-name="WWNum32">
        <text:list-item>
          <text:list>
            <text:list-item>
              <text:list>
                <text:list-item>
                  <text:p text:style-name="P53" loext:marker-style-name="T22"><text:span text:style-name="T22">Разрабатываемое</text:span><text:span text:style-name="T57"> </text:span><text:span text:style-name="T31">Web</text:span><text:span text:style-name="T23">-приложение</text:span><text:span text:style-name="T58"> </text:span><text:span text:style-name="T22">должно</text:span><text:span text:style-name="T57"> </text:span><text:span text:style-name="T22">обеспечивать</text:span><text:span text:style-name="T58"> </text:span><text:span text:style-name="T22">сохранность</text:span><text:span text:style-name="T58"> </text:span><text:span text:style-name="T22">информации</text:span><text:span text:style-name="T57"> </text:span><text:span text:style-name="T22">в</text:span><text:span text:style-name="T36"> </text:span><text:span text:style-name="T22">случаях:</text:span></text:p>
                </text:list-item>
              </text:list>
            </text:list-item>
          </text:list>
        </text:list-item>
      </text:list>
      <text:p text:style-name="P77" loext:marker-style-name="T23"><text:span text:style-name="T23">а)</text:span><text:span text:style-name="T59"> </text:span><text:span text:style-name="T23">сбоя</text:span><text:span text:style-name="T14"> </text:span><text:span text:style-name="T23">в</text:span><text:span text:style-name="T6"> </text:span><text:span text:style-name="T23">аппаратном</text:span><text:span text:style-name="T44"> </text:span><text:span text:style-name="T23">обеспечении,</text:span><text:span text:style-name="T14"> </text:span><text:span text:style-name="T23">включая</text:span><text:span text:style-name="T14"> </text:span><text:span text:style-name="T23">сбои</text:span><text:span text:style-name="T10"> </text:span><text:span text:style-name="T23">питания;</text:span></text:p>
      <text:p text:style-name="P35" loext:marker-style-name="T23"><text:span text:style-name="T23">б)</text:span><text:span text:style-name="T60"> </text:span><text:span text:style-name="T23">сбоя</text:span><text:span text:style-name="T14"> </text:span><text:span text:style-name="T23">в</text:span><text:span text:style-name="T10"> </text:span><text:span text:style-name="T23">программном</text:span><text:span text:style-name="T44"> </text:span><text:span text:style-name="T23">обеспечении</text:span><text:span text:style-name="T6"> </text:span><text:span text:style-name="T23">операционной</text:span><text:span text:style-name="T14"> </text:span><text:span text:style-name="T23">системы.</text:span></text:p>
      <text:list text:continue-numbering="true" text:style-name="WWNum32">
        <text:list-item>
          <text:list>
            <text:list-item>
              <text:list>
                <text:list-item>
                  <text:p text:style-name="P41" loext:marker-style-name="T22"><text:span text:style-name="T22">Должны</text:span><text:span text:style-name="T51"> </text:span><text:span text:style-name="T22">быть</text:span><text:span text:style-name="T51"> </text:span><text:span text:style-name="T22">разработаны</text:span><text:span text:style-name="T51"> </text:span><text:span text:style-name="T22">меры</text:span><text:span text:style-name="T51"> </text:span><text:span text:style-name="T22">по</text:span><text:span text:style-name="T51"> </text:span><text:span text:style-name="T22">обеспечению</text:span><text:span text:style-name="T51"> </text:span><text:span text:style-name="T22">требований</text:span><text:span text:style-name="T51"> </text:span><text:span text:style-name="T22">по</text:span><text:span text:style-name="T51"> </text:span><text:span text:style-name="T22">информационной</text:span><text:span text:style-name="T51"> </text:span><text:span text:style-name="T22">безопасности,</text:span><text:span text:style-name="T51"> </text:span><text:span text:style-name="T22">в</text:span><text:span text:style-name="T51"> </text:span><text:span text:style-name="T22">том</text:span><text:span text:style-name="T51"> </text:span><text:span text:style-name="T22">числе</text:span><text:span text:style-name="T51"> </text:span><text:span text:style-name="T22">защита</text:span><text:span text:style-name="T51"> </text:span><text:span text:style-name="T22">от</text:span><text:span text:style-name="T51"> </text:span><text:span text:style-name="T22">несанкционированного</text:span><text:span text:style-name="T51"> </text:span><text:span text:style-name="T22">доступа.</text:span></text:p>
                </text:list-item>
              </text:list>
            </text:list-item>
            <text:list-item>
              <text:h text:style-name="P40" text:outline-level="1" loext:marker-style-name="T2"><text:span text:style-name="T2">Требования</text:span><text:span text:style-name="T39"> </text:span><text:span text:style-name="T2">к</text:span><text:span text:style-name="T8"> </text:span><text:span text:style-name="T2">упаковке</text:span><text:span text:style-name="T4"> </text:span><text:span text:style-name="T2">и</text:span><text:span text:style-name="T42"> </text:span><text:span text:style-name="T2">маркировке</text:span></text:h>
              <text:list>
                <text:list-item>
                  <text:p text:style-name="P20" loext:marker-style-name="T1"><text:span text:style-name="T1">Требования</text:span><text:span text:style-name="T41"> </text:span><text:span text:style-name="T1">к</text:span><text:span text:style-name="T3"> </text:span><text:span text:style-name="T1">упаковке</text:span></text:p>
                </text:list-item>
              </text:list>
            </text:list-item>
          </text:list>
        </text:list-item>
      </text:list>
      <text:p text:style-name="P23" loext:marker-style-name="T23"><text:span text:style-name="T23">Не</text:span><text:span text:style-name="T14"> </text:span><text:span text:style-name="T23">предъявляются</text:span></text:p>
      <text:list text:continue-numbering="true" text:style-name="WWNum32">
        <text:list-item>
          <text:list>
            <text:list-item>
              <text:list>
                <text:list-item>
                  <text:h text:style-name="P22" text:outline-level="1" loext:marker-style-name="T2"><text:span text:style-name="T2">Требования</text:span><text:span text:style-name="T42"> </text:span><text:span text:style-name="T2">к</text:span><text:span text:style-name="T8"> </text:span><text:span text:style-name="T2">маркировке</text:span></text:h>
                </text:list-item>
              </text:list>
            </text:list-item>
          </text:list>
        </text:list-item>
      </text:list>
      <text:p text:style-name="P23" loext:marker-style-name="T23"><text:span text:style-name="T23">Не</text:span><text:span text:style-name="T14"> </text:span><text:span text:style-name="T23">предъявляются</text:span></text:p>
      <text:list text:continue-numbering="true" text:style-name="WWNum32">
        <text:list-item>
          <text:list>
            <text:list-item>
              <text:h text:style-name="P24" text:outline-level="1" loext:marker-style-name="T2"><text:span text:style-name="T2">Требования</text:span><text:span text:style-name="T8"> </text:span><text:span text:style-name="T2">по</text:span><text:span text:style-name="T42"> </text:span><text:span text:style-name="T2">стандартизации</text:span><text:span text:style-name="T4"> </text:span><text:span text:style-name="T2">и</text:span><text:span text:style-name="T8"> </text:span><text:span text:style-name="T2">унификации</text:span></text:h>
            </text:list-item>
          </text:list>
        </text:list-item>
      </text:list>
      <text:p text:style-name="P23" loext:marker-style-name="T23"><text:span text:style-name="T23">Разработка</text:span><text:span text:style-name="T18"> </text:span><text:span text:style-name="T23">ведется</text:span><text:span text:style-name="T10"> </text:span><text:span text:style-name="T23">согласно</text:span><text:span text:style-name="T10"> </text:span><text:span text:style-name="T23">ГОСТ</text:span><text:span text:style-name="T14"> </text:span><text:span text:style-name="T23">серии</text:span><text:span text:style-name="T6"> </text:span><text:span text:style-name="T23">19.*.</text:span></text:p>
      <text:p text:style-name="P65" loext:marker-style-name="T23"/>
      <text:h text:style-name="P25" text:outline-level="1" loext:marker-style-name="T2"><text:span text:style-name="T2">6.</text:span><text:span text:style-name="T4"> </text:span><text:span text:style-name="T2">Требования</text:span><text:span text:style-name="T4"> </text:span><text:span text:style-name="T2">к</text:span><text:span text:style-name="T12"> </text:span><text:span text:style-name="T2">документации</text:span></text:h>
      <text:p text:style-name="P23" loext:marker-style-name="T23"><text:span text:style-name="T23">По</text:span><text:span text:style-name="T18"> </text:span><text:span text:style-name="T23">окончании</text:span><text:span text:style-name="T14"> </text:span><text:span text:style-name="T23">работ</text:span><text:span text:style-name="T44"> </text:span><text:span text:style-name="T23">представляется</text:span><text:span text:style-name="T10"> </text:span><text:span text:style-name="T23">пояснительная</text:span><text:span text:style-name="T14"> </text:span><text:span text:style-name="T23">записка</text:span><text:span text:style-name="T44"> </text:span><text:span text:style-name="T23">в</text:span><text:span text:style-name="T10"> </text:span><text:span text:style-name="T23">соответствии</text:span><text:span text:style-name="T18"> </text:span><text:span text:style-name="T23">с Образовательный</text:span><text:span text:style-name="T52"> </text:span><text:span text:style-name="T23">стандарт</text:span><text:span text:style-name="T52"> </text:span><text:span text:style-name="T23">вуза</text:span><text:span text:style-name="T52"> </text:span><text:span text:style-name="T23">ОС</text:span><text:span text:style-name="T52"> </text:span><text:span text:style-name="T23">ТУСУР</text:span><text:span text:style-name="T52"> </text:span><text:span text:style-name="T23">01-2013.</text:span><text:span text:style-name="T52"> </text:span><text:span text:style-name="T23">Работы</text:span><text:span text:style-name="T52"> </text:span><text:span text:style-name="T23">студенческие</text:span><text:span text:style-name="T52"> </text:span><text:span text:style-name="T23">по</text:span><text:span text:style-name="T52"> </text:span><text:span text:style-name="T23">направлениям</text:span><text:span text:style-name="T52"> </text:span><text:span text:style-name="T23">подготовки</text:span><text:span text:style-name="T52"> </text:span><text:span text:style-name="T23">и</text:span><text:span text:style-name="T52"> </text:span><text:span text:style-name="T23">специальностям</text:span><text:span text:style-name="T52"> </text:span><text:span text:style-name="T23">технического</text:span><text:span text:style-name="T52"> </text:span><text:span text:style-name="T23">профиля.</text:span><text:span text:style-name="T52"> </text:span><text:span text:style-name="T23">Общие</text:span><text:span text:style-name="T52"> </text:span><text:span text:style-name="T23">требования</text:span><text:span text:style-name="T18"> </text:span><text:span text:style-name="T23">и</text:span><text:span text:style-name="T6"> </text:span><text:span text:style-name="T23">правила оформления</text:span></text:p>
      <text:p text:style-name="P65" loext:marker-style-name="T23"/>
      <text:list text:style-name="WWNum30">
        <text:list-item>
          <text:h text:style-name="P32" text:outline-level="1" loext:marker-style-name="T2"><text:span text:style-name="T2">Специальные</text:span><text:span text:style-name="T39"> </text:span><text:span text:style-name="T2">требования</text:span></text:h>
          <text:list>
            <text:list-item>
              <text:p text:style-name="P26" loext:marker-style-name="T1"><text:span text:style-name="T1">Требования</text:span><text:span text:style-name="T7"> </text:span><text:span text:style-name="T1">к</text:span><text:span text:style-name="T3"> </text:span><text:span text:style-name="T1">испытаниям</text:span></text:p>
              <text:list>
                <text:list-item>
                  <text:p text:style-name="P54" loext:marker-style-name="T22"><text:span text:style-name="T22">Для</text:span><text:span text:style-name="T51"> </text:span><text:span text:style-name="T22">подтверждения</text:span><text:span text:style-name="T51"> </text:span><text:span text:style-name="T22">соответствия</text:span><text:span text:style-name="T51"> </text:span><text:span text:style-name="T22">разрабатываемой</text:span><text:span text:style-name="T51"> </text:span><text:span text:style-name="T22">продукции</text:span><text:span text:style-name="T51"> </text:span><text:span text:style-name="T22">требованиям</text:span><text:span text:style-name="T51"> </text:span><text:span text:style-name="T22">настоящего</text:span><text:span text:style-name="T51"> </text:span><text:span text:style-name="T22">технического</text:span><text:span text:style-name="T51"> </text:span><text:span text:style-name="T22">задания</text:span><text:span text:style-name="T51"> </text:span><text:span text:style-name="T22">и</text:span><text:span text:style-name="T51"> </text:span><text:span text:style-name="T22">нормативно-технической</text:span><text:span text:style-name="T51"> </text:span><text:span text:style-name="T22">документации должны быть проведены приемочные испытания с целью оценки всех</text:span><text:span text:style-name="T36"> </text:span><text:span text:style-name="T22">определенных настоящим ТЗ характеристик продукции, проверки и подтверждения</text:span><text:span text:style-name="T51"> </text:span><text:span text:style-name="T22">соответствия</text:span><text:span text:style-name="T61"> </text:span><text:span text:style-name="T22">опытных</text:span><text:span text:style-name="T61"> </text:span><text:span text:style-name="T22">образцов</text:span><text:span text:style-name="T26"> </text:span><text:span text:style-name="T22">продукции</text:span><text:span text:style-name="T62"> </text:span><text:span text:style-name="T22">требованиям</text:span><text:span text:style-name="T62"> </text:span><text:span text:style-name="T22">ТЗ</text:span><text:span text:style-name="T61"> </text:span><text:span text:style-name="T22">в</text:span><text:span text:style-name="T26"> </text:span><text:span text:style-name="T22">условиях,</text:span><text:span text:style-name="T26"> </text:span><text:span text:style-name="T22">максимально</text:span><text:span text:style-name="T36"> </text:span><text:span text:style-name="T22">приближенных</text:span><text:span text:style-name="T51"> </text:span><text:span text:style-name="T22">к</text:span><text:span text:style-name="T51"> </text:span><text:span text:style-name="T22">условиям</text:span><text:span text:style-name="T51"> </text:span><text:span text:style-name="T22">реальной</text:span><text:span text:style-name="T51"> </text:span><text:span text:style-name="T22">эксплуатации</text:span><text:span text:style-name="T51"> </text:span><text:span text:style-name="T22">(применения,</text:span><text:span text:style-name="T51"> </text:span><text:span text:style-name="T22">использования)</text:span><text:span text:style-name="T51"> </text:span><text:span text:style-name="T22">продукции,</text:span><text:span text:style-name="T51"> </text:span><text:span text:style-name="T22">а</text:span><text:span text:style-name="T51"> </text:span><text:span text:style-name="T22">также</text:span><text:span text:style-name="T51"> </text:span><text:span text:style-name="T22">для</text:span><text:span text:style-name="T51"> </text:span><text:soft-page-break/><text:span text:style-name="T22">принятия</text:span><text:span text:style-name="T51"> </text:span><text:span text:style-name="T22">решений</text:span><text:span text:style-name="T51"> </text:span><text:span text:style-name="T22">о</text:span><text:span text:style-name="T51"> </text:span><text:span text:style-name="T22">возможности</text:span><text:span text:style-name="T51"> </text:span><text:span text:style-name="T22">промышленного</text:span><text:span text:style-name="T36"> </text:span><text:span text:style-name="T22">производства</text:span><text:span text:style-name="T17"> </text:span><text:span text:style-name="T22">и</text:span><text:span text:style-name="T5"> </text:span><text:span text:style-name="T22">реализации</text:span><text:span text:style-name="T5"> </text:span><text:span text:style-name="T22">продукции.</text:span></text:p>
                </text:list-item>
                <text:list-item>
                  <text:p text:style-name="P55" loext:marker-style-name="T22"><text:span text:style-name="T22">Приемочные</text:span><text:span text:style-name="T51"> </text:span><text:span text:style-name="T22">испытания</text:span><text:span text:style-name="T51"> </text:span><text:span text:style-name="T22">Системы</text:span><text:span text:style-name="T51"> </text:span><text:span text:style-name="T22">должны</text:span><text:span text:style-name="T51"> </text:span><text:span text:style-name="T22">быть</text:span><text:span text:style-name="T51"> </text:span><text:span text:style-name="T22">проведены</text:span><text:span text:style-name="T51"> </text:span><text:span text:style-name="T22">по</text:span><text:span text:style-name="T51"> </text:span><text:span text:style-name="T22">утвержденным</text:span><text:span text:style-name="T51"> </text:span><text:span text:style-name="T22">программам</text:span><text:span text:style-name="T51"> </text:span><text:span text:style-name="T22">и</text:span><text:span text:style-name="T51"> </text:span><text:span text:style-name="T22">методикам</text:span><text:span text:style-name="T51"> </text:span><text:span text:style-name="T22">Исполнителя</text:span><text:span text:style-name="T51"> </text:span><text:span text:style-name="T22">работ,</text:span><text:span text:style-name="T51"> </text:span><text:span text:style-name="T22">согласованным</text:span><text:span text:style-name="T51"> </text:span><text:span text:style-name="T22">с</text:span><text:span text:style-name="T51"> </text:span><text:span text:style-name="T22">Заказчиком.</text:span></text:p>
                </text:list-item>
              </text:list>
            </text:list-item>
          </text:list>
        </text:list-item>
      </text:list>
      <text:p text:style-name="P35" loext:marker-style-name="T23"><text:span text:style-name="T23">7.1.3. Место проведения испытаний должно быть определено в программах и</text:span><text:span text:style-name="T52"> </text:span><text:span text:style-name="T23">методиках соответствующих</text:span><text:span text:style-name="T52"> </text:span><text:span text:style-name="T23">испытаний.</text:span></text:p>
      <text:p text:style-name="P64" loext:marker-style-name="T23"/>
      <text:list text:continue-numbering="true" text:style-name="WWNum30">
        <text:list-item>
          <text:list>
            <text:list-item>
              <text:h text:style-name="P79" text:outline-level="1" loext:marker-style-name="T2"><text:span text:style-name="T2">Требования</text:span><text:span text:style-name="T39"> </text:span><text:span text:style-name="T2">к</text:span><text:span text:style-name="T8"> </text:span><text:span text:style-name="T2">функциональной</text:span><text:span text:style-name="T8"> </text:span><text:span text:style-name="T2">совместимости</text:span></text:h>
            </text:list-item>
          </text:list>
        </text:list-item>
      </text:list>
      <text:p text:style-name="P77" loext:marker-style-name="T23"><text:span text:style-name="T23">Не</text:span><text:span text:style-name="T14"> </text:span><text:span text:style-name="T23">предъявляются</text:span></text:p>
      <text:p text:style-name="P61" loext:marker-style-name="T23"/>
      <text:list text:continue-numbering="true" text:style-name="WWNum30">
        <text:list-item>
          <text:p text:style-name="P56" loext:marker-style-name="T1"><text:span text:style-name="T1">Перечень,</text:span><text:span text:style-name="T3"> </text:span><text:span text:style-name="T1">содержание,</text:span><text:span text:style-name="T11"> </text:span><text:span text:style-name="T1">сроки</text:span><text:span text:style-name="T11"> </text:span><text:span text:style-name="T1">выполнения</text:span><text:span text:style-name="T3"> </text:span><text:span text:style-name="T1">и</text:span><text:span text:style-name="T11"> </text:span><text:span text:style-name="T1">стоимость</text:span><text:span text:style-name="T15"> </text:span><text:span text:style-name="T1">этапов</text:span></text:p>
          <text:list>
            <text:list-item>
              <text:p text:style-name="P32" loext:marker-style-name="T1"><text:span text:style-name="T1">Наименование</text:span><text:span text:style-name="T19"> </text:span><text:span text:style-name="T1">этапов</text:span><text:span text:style-name="T11"> </text:span><text:span text:style-name="T1">(частей)</text:span><text:span text:style-name="T41"> </text:span><text:span text:style-name="T1">выполняемой</text:span><text:span text:style-name="T7"> </text:span><text:span text:style-name="T1">работы</text:span></text:p>
            </text:list-item>
          </text:list>
        </text:list-item>
      </text:list>
      <text:p text:style-name="P35" loext:marker-style-name="T1"><text:span text:style-name="T1">Этап</text:span><text:span text:style-name="T7"> </text:span><text:span text:style-name="T1">1.</text:span><text:span text:style-name="T3"> </text:span><text:span text:style-name="T1">Выбор объекта автоматизации:</text:span></text:p>
      <text:list text:style-name="WWNum41">
        <text:list-item>
          <text:list>
            <text:list-item>
              <text:p text:style-name="P12" loext:marker-style-name="T23"><text:span text:style-name="T23">Выбор объекта автоматизации.</text:span><text:span text:style-name="T23"/></text:p>
            </text:list-item>
            <text:list-item>
              <text:p text:style-name="P12" loext:marker-style-name="T23"><text:span text:style-name="T23">Описании предметной области</text:span><text:span text:style-name="T23"/></text:p>
            </text:list-item>
          </text:list>
        </text:list-item>
      </text:list>
      <text:p text:style-name="P13" loext:marker-style-name="T23"/>
      <text:p text:style-name="P57" loext:marker-style-name="T69"><text:span text:style-name="T18">Результат</text:span><text:span text:style-name="T25"> </text:span><text:span text:style-name="T18">работ:</text:span><text:span text:style-name="T63"> </text:span><text:span text:style-name="T18">выбранный объект автоматизации </text:span><text:span text:style-name="T23">предоставляется</text:span><text:span text:style-name="T18"> </text:span><text:span text:style-name="T23">Заказчику</text:span><text:span text:style-name="T10"> </text:span><text:span text:style-name="T23">в</text:span><text:span text:style-name="T14"> </text:span><text:span text:style-name="T23">срок</text:span><text:span text:style-name="T10"> </text:span><text:span text:style-name="T23">до </text:span><text:span text:style-name="T30"><text:s text:c="24"/></text:span><text:span text:style-name="T69">г.</text:span></text:p>
      <text:p text:style-name="P93" loext:marker-style-name="T69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line-height="150%" fo:text-indent="0.4925in" style:auto-text-indent="false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line-height="150%" fo:text-align="center" style:justify-single-word="false"/>
      <style:text-properties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Heading_20_1" style:next-style-name="Standard" loext:linked-style-name="Заголовок_20_2_20_Знак" style:default-outline-level="2" style:list-style-name="" style:class="text">
      <style:paragraph-properties fo:keep-together="always" fo:keep-with-next="always"/>
      <style:text-properties style:font-name-asian="F" style:font-family-generic-asian="system" style:font-pitch-asian="variable" style:font-name-complex="F" style:font-family-generic-complex="system" style:font-pitch-complex="variable" style:font-size-complex="13pt"/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0.3673in" fo:text-align="justify" style:justify-single-word="false" fo:text-indent="-0.2972in" style:auto-text-indent="false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 fo:text-align="start" style:justify-single-word="false" fo:keep-together="always" fo:orphans="2" fo:widows="2" fo:keep-with-next="always"/>
      <style:text-properties fo:color="#2f5496" loext:opacity="100%" style:font-name="Calibri Light" fo:font-family="'Calibri Light'" style:font-family-generic="roman" style:font-pitch="variable" fo:font-size="16pt" fo:font-weight="normal" style:font-name-asian="F" style:font-family-generic-asian="system" style:font-pitch-asian="variable" style:font-size-asian="16pt" style:language-asian="ru" style:country-asian="RU" style:font-weight-asian="normal" style:font-name-complex="F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orphans="2" fo:widows="2"/>
      <style:text-properties fo:font-size="12pt" style:font-size-asian="12pt" style:language-asian="ru" style:country-asian="RU" style:font-size-complex="12pt"/>
    </style:style>
    <style:style style:name="b" style:family="paragraph" style:parent-style-name="Standard">
      <style:paragraph-properties fo:margin-top="0.1945in" fo:margin-bottom="0.1945in" style:contextual-spacing="false" fo:orphans="2" fo:widows="2"/>
      <style:text-properties fo:font-size="12pt" style:font-size-asian="12pt" style:language-asian="ru" style:country-asian="RU" style:font-size-complex="12pt"/>
    </style:style>
    <style:style style:name="o" style:family="paragraph" style:parent-style-name="Standard">
      <style:paragraph-properties fo:margin-top="0.1945in" fo:margin-bottom="0.1945in" style:contextual-spacing="false" fo:orphans="2" fo:widows="2"/>
      <style:text-properties fo:font-size="12pt" style:font-size-asian="12pt" style:language-asian="ru" style:country-asian="RU" style:font-size-complex="12pt"/>
    </style:style>
    <style:style style:name="g" style:family="paragraph" style:parent-style-name="Standard">
      <style:paragraph-properties fo:margin-top="0.1945in" fo:margin-bottom="0.1945in" style:contextual-spacing="false" fo:orphans="2" fo:widows="2"/>
      <style:text-properties fo:font-size="12pt" style:font-size-asian="12pt" style:language-asian="ru" style:country-asian="RU" style:font-size-complex="12pt"/>
    </style:style>
    <style:style style:name="rtecenter" style:family="paragraph" style:parent-style-name="Standard">
      <style:paragraph-properties fo:margin-top="0.1945in" fo:margin-bottom="0.1945in" style:contextual-spacing="false" fo:orphans="2" fo:widows="2"/>
      <style:text-properties fo:font-size="12pt" style:font-size-asian="12pt" style:language-asian="ru" style:country-asian="RU" style:font-size-complex="12pt"/>
    </style:style>
    <style:style style:name="rteleft" style:family="paragraph" style:parent-style-name="Standard">
      <style:paragraph-properties fo:margin-top="0.1945in" fo:margin-bottom="0.1945in" style:contextual-spacing="false" fo:orphans="2" fo:widows="2"/>
      <style:text-properties fo:font-size="12pt" style:font-size-asian="12pt" style:language-asian="ru" style:country-asian="RU" style:font-size-complex="12pt"/>
    </style:style>
    <style:style style:name="ГОСТ_20_ТУСУР" style:display-name="ГОСТ ТУСУР" style:family="paragraph" style:parent-style-name="Standard" loext:linked-style-name="ГОСТ_20_ТУСУР_20_Знак">
      <style:paragraph-properties fo:line-height="150%" fo:text-align="justify" style:justify-single-word="false" fo:text-indent="0.4925in" style:auto-text-indent="false"/>
      <style:text-properties fo:font-size="14pt" style:font-name-asian="MS Mincho" style:font-family-asian="'MS Mincho'" style:font-family-generic-asian="system" style:font-pitch-asian="variable" style:font-size-asian="14pt"/>
    </style:style>
    <style:style style:name="Table_20_Paragraph" style:display-name="Table Paragraph" style:family="paragraph" style:parent-style-name="Standard">
      <style:paragraph-properties fo:margin-left="0.0764in" fo:line-height="0.2189in"/>
    </style:style>
    <style:style style:name="annotation_20_text" style:display-name="annotation text" style:family="paragraph" style:parent-style-name="Standard" loext:linked-style-name="Текст_20_примечания_20_Знак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 style:font-weight-complex="bold"/>
    </style:style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Абзац_20_списка_20_Знак" style:display-name="Абзац списка Знак" style:family="text" loext:linked-style-name="List_20_Paragraph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_20__28_WW_29_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ГОСТ_20_ТУСУР_20_Знак" style:display-name="ГОСТ ТУСУР Знак" style:family="text" style:parent-style-name="Default_20_Paragraph_20_Font_20__28_WW_29_" loext:linked-style-name="ГОСТ_20_ТУСУР">
      <style:text-properties style:font-name="Times New Roman" fo:font-family="'Times New Roman'" style:font-family-generic="roman" style:font-pitch="variable" fo:font-size="14pt" style:font-name-asian="MS Mincho" style:font-family-asian="'MS Mincho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_20__28_WW_29_" loext:linked-style-name="annotation_20_tex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italic" style:text-scale="100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6pt" fo:language="ru" fo:country="RU" fo:font-weight="bold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 style:text-scale="98%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fo:font-size="14pt" fo:language="ru" fo:country="RU" style:font-name-asian="Symbol" style:font-family-asian="Symbol" style:font-family-generic-asian="system" style:font-pitch-asian="variable" style:font-size-asian="14pt" style:language-asian="en" style:country-asian="US" style:font-name-complex="Symbol" style:font-family-complex="Symbol" style:font-family-generic-complex="system" style:font-pitch-complex="variable" style:font-size-complex="14pt" style:language-complex="ar" style:country-complex="SA" style:text-scale="100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fo:language="ru" fo:country="RU" style:language-asian="en" style:country-asian="US" style:language-complex="ar" style:country-complex="SA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 fo:font-size="14pt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46" style:display-name="ListLabel 246" style:family="text">
      <style:text-properties fo:language="ru" fo:country="RU" style:language-asian="en" style:country-asian="US" style:language-complex="ar" style:country-complex="SA"/>
    </style:style>
    <style:style style:name="ListLabel_20_247" style:display-name="ListLabel 247" style:family="text">
      <style:text-properties fo:language="ru" fo:country="RU" style:language-asian="en" style:country-asian="US" style:language-complex="ar" style:country-complex="SA"/>
    </style:style>
    <style:style style:name="ListLabel_20_248" style:display-name="ListLabel 248" style:family="text">
      <style:text-properties fo:language="ru" fo:country="RU" style:language-asian="en" style:country-asian="US" style:language-complex="ar" style:country-complex="SA"/>
    </style:style>
    <style:style style:name="ListLabel_20_249" style:display-name="ListLabel 249" style:family="text">
      <style:text-properties fo:language="ru" fo:country="RU" style:language-asian="en" style:country-asian="US" style:language-complex="ar" style:country-complex="SA"/>
    </style:style>
    <style:style style:name="ListLabel_20_250" style:display-name="ListLabel 250" style:family="text">
      <style:text-properties fo:language="ru" fo:country="RU" style:language-asian="en" style:country-asian="US" style:language-complex="ar" style:country-complex="SA"/>
    </style:style>
    <style:style style:name="ListLabel_20_251" style:display-name="ListLabel 251" style:family="text">
      <style:text-properties fo:language="ru" fo:country="RU" style:language-asian="en" style:country-asian="US" style:language-complex="ar" style:country-complex="SA"/>
    </style:style>
    <style:style style:name="ListLabel_20_252" style:display-name="ListLabel 252" style:family="text">
      <style:text-properties fo:language="ru" fo:country="RU" style:language-asian="en" style:country-asian="US" style:language-complex="ar" style:country-complex="SA"/>
    </style:style>
    <style:style style:name="ListLabel_20_253" style:display-name="ListLabel 253" style:family="text">
      <style:text-properties fo:language="ru" fo:country="RU" style:language-asian="en" style:country-asian="US" style:language-complex="ar" style:country-complex="SA"/>
    </style:style>
    <style:style style:name="ListLabel_20_254" style:display-name="ListLabel 25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55" style:display-name="ListLabel 255" style:family="text">
      <style:text-properties fo:language="ru" fo:country="RU" style:language-asian="en" style:country-asian="US" style:language-complex="ar" style:country-complex="SA"/>
    </style:style>
    <style:style style:name="ListLabel_20_256" style:display-name="ListLabel 256" style:family="text">
      <style:text-properties fo:language="ru" fo:country="RU" style:language-asian="en" style:country-asian="US" style:language-complex="ar" style:country-complex="SA"/>
    </style:style>
    <style:style style:name="ListLabel_20_257" style:display-name="ListLabel 257" style:family="text">
      <style:text-properties fo:language="ru" fo:country="RU" style:language-asian="en" style:country-asian="US" style:language-complex="ar" style:country-complex="SA"/>
    </style:style>
    <style:style style:name="ListLabel_20_258" style:display-name="ListLabel 258" style:family="text">
      <style:text-properties fo:language="ru" fo:country="RU" style:language-asian="en" style:country-asian="US" style:language-complex="ar" style:country-complex="SA"/>
    </style:style>
    <style:style style:name="ListLabel_20_259" style:display-name="ListLabel 259" style:family="text">
      <style:text-properties fo:language="ru" fo:country="RU" style:language-asian="en" style:country-asian="US" style:language-complex="ar" style:country-complex="SA"/>
    </style:style>
    <style:style style:name="ListLabel_20_260" style:display-name="ListLabel 260" style:family="text">
      <style:text-properties fo:language="ru" fo:country="RU" style:language-asian="en" style:country-asian="US" style:language-complex="ar" style:country-complex="SA"/>
    </style:style>
    <style:style style:name="ListLabel_20_261" style:display-name="ListLabel 261" style:family="text">
      <style:text-properties fo:language="ru" fo:country="RU" style:language-asian="en" style:country-asian="US" style:language-complex="ar" style:country-complex="SA"/>
    </style:style>
    <style:style style:name="ListLabel_20_262" style:display-name="ListLabel 262" style:family="text">
      <style:text-properties style:font-name="Times New Roman" fo:font-family="'Times New Roman'" style:font-family-generic="roman" style:font-pitch="variable" fo:font-size="14pt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263" style:display-name="ListLabel 263" style:family="text">
      <style:text-properties style:font-name="Times New Roman" fo:font-family="'Times New Roman'" style:font-family-generic="roman" style:font-pitch="variable" fo:font-size="14pt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264" style:display-name="ListLabel 264" style:family="text">
      <style:text-properties style:font-name="Times New Roman" fo:font-family="'Times New Roman'" style:font-family-generic="roman" style:font-pitch="variable" fo:font-size="14pt" fo:letter-spacing="-0.002in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65" style:display-name="ListLabel 265" style:family="text">
      <style:text-properties fo:language="ru" fo:country="RU" style:language-asian="en" style:country-asian="US" style:language-complex="ar" style:country-complex="SA"/>
    </style:style>
    <style:style style:name="ListLabel_20_266" style:display-name="ListLabel 266" style:family="text">
      <style:text-properties fo:language="ru" fo:country="RU" style:language-asian="en" style:country-asian="US" style:language-complex="ar" style:country-complex="SA"/>
    </style:style>
    <style:style style:name="ListLabel_20_267" style:display-name="ListLabel 267" style:family="text">
      <style:text-properties fo:language="ru" fo:country="RU" style:language-asian="en" style:country-asian="US" style:language-complex="ar" style:country-complex="SA"/>
    </style:style>
    <style:style style:name="ListLabel_20_268" style:display-name="ListLabel 268" style:family="text">
      <style:text-properties fo:language="ru" fo:country="RU" style:language-asian="en" style:country-asian="US" style:language-complex="ar" style:country-complex="SA"/>
    </style:style>
    <style:style style:name="ListLabel_20_269" style:display-name="ListLabel 269" style:family="text">
      <style:text-properties fo:language="ru" fo:country="RU" style:language-asian="en" style:country-asian="US" style:language-complex="ar" style:country-complex="SA"/>
    </style:style>
    <style:style style:name="ListLabel_20_270" style:display-name="ListLabel 270" style:family="text">
      <style:text-properties fo:language="ru" fo:country="RU" style:language-asian="en" style:country-asian="US" style:language-complex="ar" style:country-complex="SA"/>
    </style:style>
    <style:style style:name="ListLabel_20_271" style:display-name="ListLabel 271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fo:background-color="#ffff00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72" style:display-name="ListLabel 272" style:family="text">
      <style:text-properties fo:language="ru" fo:country="RU" style:language-asian="en" style:country-asian="US" style:language-complex="ar" style:country-complex="SA"/>
    </style:style>
    <style:style style:name="ListLabel_20_273" style:display-name="ListLabel 273" style:family="text">
      <style:text-properties fo:language="ru" fo:country="RU" style:language-asian="en" style:country-asian="US" style:language-complex="ar" style:country-complex="SA"/>
    </style:style>
    <style:style style:name="ListLabel_20_274" style:display-name="ListLabel 274" style:family="text">
      <style:text-properties fo:language="ru" fo:country="RU" style:language-asian="en" style:country-asian="US" style:language-complex="ar" style:country-complex="SA"/>
    </style:style>
    <style:style style:name="ListLabel_20_275" style:display-name="ListLabel 275" style:family="text">
      <style:text-properties fo:language="ru" fo:country="RU" style:language-asian="en" style:country-asian="US" style:language-complex="ar" style:country-complex="SA"/>
    </style:style>
    <style:style style:name="ListLabel_20_276" style:display-name="ListLabel 276" style:family="text">
      <style:text-properties fo:language="ru" fo:country="RU" style:language-asian="en" style:country-asian="US" style:language-complex="ar" style:country-complex="SA"/>
    </style:style>
    <style:style style:name="ListLabel_20_277" style:display-name="ListLabel 277" style:family="text">
      <style:text-properties fo:language="ru" fo:country="RU" style:language-asian="en" style:country-asian="US" style:language-complex="ar" style:country-complex="SA"/>
    </style:style>
    <style:style style:name="ListLabel_20_278" style:display-name="ListLabel 278" style:family="text">
      <style:text-properties fo:language="ru" fo:country="RU" style:language-asian="en" style:country-asian="US" style:language-complex="ar" style:country-complex="SA"/>
    </style:style>
    <style:style style:name="ListLabel_20_279" style:display-name="ListLabel 279" style:family="text">
      <style:text-properties fo:language="ru" fo:country="RU" style:language-asian="en" style:country-asian="US" style:language-complex="ar" style:country-complex="SA"/>
    </style:style>
    <style:style style:name="ListLabel_20_280" style:display-name="ListLabel 280" style:family="text">
      <style:text-properties style:font-name="Times New Roman" fo:font-family="'Times New Roman'" style:font-family-generic="roman" style:font-pitch="variable" fo:font-size="14pt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281" style:display-name="ListLabel 281" style:family="text">
      <style:text-properties fo:letter-spacing="-0.0008in" fo:language="ru" fo:country="RU" style:language-asian="en" style:country-asian="US" style:language-complex="ar" style:country-complex="SA" style:text-scale="100%"/>
    </style:style>
    <style:style style:name="ListLabel_20_282" style:display-name="ListLabel 282" style:family="text">
      <style:text-properties fo:letter-spacing="-0.0028in" fo:language="ru" fo:country="RU" style:language-asian="en" style:country-asian="US" style:language-complex="ar" style:country-complex="SA" style:text-scale="100%"/>
    </style:style>
    <style:style style:name="ListLabel_20_283" style:display-name="ListLabel 283" style:family="text">
      <style:text-properties style:font-name="Times New Roman" fo:font-family="'Times New Roman'" style:font-family-generic="roman" style:font-pitch="variable" fo:font-size="14pt" fo:letter-spacing="-0.002in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84" style:display-name="ListLabel 284" style:family="text">
      <style:text-properties fo:language="ru" fo:country="RU" style:language-asian="en" style:country-asian="US" style:language-complex="ar" style:country-complex="SA"/>
    </style:style>
    <style:style style:name="ListLabel_20_285" style:display-name="ListLabel 285" style:family="text">
      <style:text-properties fo:language="ru" fo:country="RU" style:language-asian="en" style:country-asian="US" style:language-complex="ar" style:country-complex="SA"/>
    </style:style>
    <style:style style:name="ListLabel_20_286" style:display-name="ListLabel 286" style:family="text">
      <style:text-properties fo:language="ru" fo:country="RU" style:language-asian="en" style:country-asian="US" style:language-complex="ar" style:country-complex="SA"/>
    </style:style>
    <style:style style:name="ListLabel_20_287" style:display-name="ListLabel 287" style:family="text">
      <style:text-properties fo:language="ru" fo:country="RU" style:language-asian="en" style:country-asian="US" style:language-complex="ar" style:country-complex="SA"/>
    </style:style>
    <style:style style:name="ListLabel_20_288" style:display-name="ListLabel 288" style:family="text">
      <style:text-properties fo:language="ru" fo:country="RU" style:language-asian="en" style:country-asian="US" style:language-complex="ar" style:country-complex="SA"/>
    </style:style>
    <style:style style:name="ListLabel_20_289" style:display-name="ListLabel 289" style:family="text">
      <style:text-properties fo:color="#000000" loext:opacity="100%"/>
    </style:style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>
      <style:text-properties style:font-name="Times New Roman" fo:font-family="'Times New Roman'" style:font-family-generic="roman" style:font-pitch="variable" fo:font-size="14pt" fo:letter-spacing="normal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99" style:display-name="ListLabel 299" style:family="text">
      <style:text-properties fo:language="ru" fo:country="RU" style:language-asian="en" style:country-asian="US" style:language-complex="ar" style:country-complex="SA"/>
    </style:style>
    <style:style style:name="ListLabel_20_300" style:display-name="ListLabel 300" style:family="text">
      <style:text-properties fo:language="ru" fo:country="RU" style:language-asian="en" style:country-asian="US" style:language-complex="ar" style:country-complex="SA"/>
    </style:style>
    <style:style style:name="ListLabel_20_301" style:display-name="ListLabel 301" style:family="text">
      <style:text-properties fo:language="ru" fo:country="RU" style:language-asian="en" style:country-asian="US" style:language-complex="ar" style:country-complex="SA"/>
    </style:style>
    <style:style style:name="ListLabel_20_302" style:display-name="ListLabel 302" style:family="text">
      <style:text-properties fo:language="ru" fo:country="RU" style:language-asian="en" style:country-asian="US" style:language-complex="ar" style:country-complex="SA"/>
    </style:style>
    <style:style style:name="ListLabel_20_303" style:display-name="ListLabel 303" style:family="text">
      <style:text-properties fo:language="ru" fo:country="RU" style:language-asian="en" style:country-asian="US" style:language-complex="ar" style:country-complex="SA"/>
    </style:style>
    <style:style style:name="ListLabel_20_304" style:display-name="ListLabel 304" style:family="text">
      <style:text-properties fo:language="ru" fo:country="RU" style:language-asian="en" style:country-asian="US" style:language-complex="ar" style:country-complex="SA"/>
    </style:style>
    <style:style style:name="ListLabel_20_305" style:display-name="ListLabel 305" style:family="text">
      <style:text-properties fo:language="ru" fo:country="RU" style:language-asian="en" style:country-asian="US" style:language-complex="ar" style:country-complex="SA"/>
    </style:style>
    <style:style style:name="ListLabel_20_306" style:display-name="ListLabel 306" style:family="text">
      <style:text-properties fo:language="ru" fo:country="RU" style:language-asian="en" style:country-asian="US" style:language-complex="ar" style:country-complex="SA"/>
    </style:style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>
      <style:text-properties style:font-name-complex="Courier New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style:font-name-complex="Courier New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>
      <style:text-properties style:font-name-complex="Courier New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>
      <style:text-properties style:font-name-complex="Courier New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>
      <style:text-properties style:font-name-complex="Courier New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>
      <style:text-properties style:font-name-complex="Courier New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>
      <style:text-properties style:font-name-complex="Courier New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>
      <style:text-properties style:font-name-complex="Courier New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>
      <style:text-properties style:font-name-complex="Courier New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972in" fo:margin-left="0.3673in"/>
        </style:list-level-properties>
      </text:list-level-style-number>
      <text:list-level-style-number text:level="2" text:style-name="ListLabel_20_2" loext:num-list-format="%2%" style:num-format="1">
        <style:list-level-properties text:list-level-position-and-space-mode="label-alignment">
          <style:list-level-label-alignment text:label-followed-by="listtab" fo:text-indent="-0.25in" fo:margin-left="2.05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3138in" fo:margin-left="3.198in"/>
        </style:list-level-properties>
      </text:list-level-style-number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3138in" fo:margin-left="3.6362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3138in" fo:margin-left="4.078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3138in" fo:margin-left="4.5201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3138in" fo:margin-left="4.9618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3138in" fo:margin-left="5.4043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3138in" fo:margin-left="5.845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" style:num-suffix="" text:bullet-char="">
        <style:list-level-properties text:list-level-position-and-space-mode="label-alignment">
          <style:list-level-label-alignment text:label-followed-by="listtab" fo:text-indent="-0.25in" fo:margin-left="0.7138in"/>
        </style:list-level-properties>
        <style:text-properties fo:font-family="Symbol" style:font-charset="x-symbol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3102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9126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5146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1165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189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209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228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5252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 text:start-value="3">
        <style:list-level-properties text:list-level-position-and-space-mode="label-alignment">
          <style:list-level-label-alignment text:label-followed-by="listtab" fo:text-indent="-0.25in" fo:margin-left="3.8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5.3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8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6.8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.3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" style:num-suffix="" text:bullet-char="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4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" style:num-suffix="" text:bullet-char="">
        <style:list-level-properties text:list-level-position-and-space-mode="label-alignment">
          <style:list-level-label-alignment text:label-followed-by="space" fo:text-indent="-0.25in" fo:margin-left="1.1366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1" style:num-suffix=".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9925in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4846in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2.2272in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7193in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3.4618in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4.2043in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4.6965in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5.43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9925in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4846in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2.2272in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7193in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3.4618in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4.2043in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4.6965in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5.43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9925in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4846in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2.2272in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7193in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3.4618in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4.2043in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4.6965in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5.43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" style:num-format="1" text:start-value="4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8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8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8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8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8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8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8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5.%1%" style:num-prefix="5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5.1.%1%" style:num-prefix="5.1." style:num-format="1">
        <style:list-level-properties text:list-level-position-and-space-mode="label-alignment">
          <style:list-level-label-alignment text:label-followed-by="listtab" fo:text-indent="-0.25in" fo:margin-left="0.644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'Times New Roman'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4.%1%" style:num-prefix="4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2.%1%" style:num-prefix="2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" style:num-format="1" text:start-value="3">
        <style:list-level-properties text:list-level-position-and-space-mode="label-alignment">
          <style:list-level-label-alignment text:label-followed-by="listtab" fo:text-indent="-0.2937in" fo:margin-left="0.8717in"/>
        </style:list-level-properties>
      </text:list-level-style-number>
      <text:list-level-style-number text:level="2" text:style-name="ListLabel_20_245" loext:num-list-format="%1%.%2%" style:num-format="1" text:display-levels="2">
        <style:list-level-properties text:list-level-position-and-space-mode="label-alignment">
          <style:list-level-label-alignment text:label-followed-by="listtab" fo:text-indent="-0.2937in" fo:margin-left="0.8717in"/>
        </style:list-level-properties>
      </text:list-level-style-number>
      <text:list-level-style-bullet text:level="3" text:style-name="ListLabel_20_246" loext:num-list-format="•" style:num-suffix="•" text:bullet-char="•">
        <style:list-level-properties text:list-level-position-and-space-mode="label-alignment">
          <style:list-level-label-alignment text:label-followed-by="listtab" fo:text-indent="-0.2937in" fo:margin-left="2.148in"/>
        </style:list-level-properties>
      </text:list-level-style-bullet>
      <text:list-level-style-bullet text:level="4" text:style-name="ListLabel_20_247" loext:num-list-format="•" style:num-suffix="•" text:bullet-char="•">
        <style:list-level-properties text:list-level-position-and-space-mode="label-alignment">
          <style:list-level-label-alignment text:label-followed-by="listtab" fo:text-indent="-0.2937in" fo:margin-left="2.7839in"/>
        </style:list-level-properties>
      </text:list-level-style-bullet>
      <text:list-level-style-bullet text:level="5" text:style-name="ListLabel_20_248" loext:num-list-format="•" style:num-suffix="•" text:bullet-char="•">
        <style:list-level-properties text:list-level-position-and-space-mode="label-alignment">
          <style:list-level-label-alignment text:label-followed-by="listtab" fo:text-indent="-0.2937in" fo:margin-left="3.4209in"/>
        </style:list-level-properties>
      </text:list-level-style-bullet>
      <text:list-level-style-bullet text:level="6" text:style-name="ListLabel_20_249" loext:num-list-format="•" style:num-suffix="•" text:bullet-char="•">
        <style:list-level-properties text:list-level-position-and-space-mode="label-alignment">
          <style:list-level-label-alignment text:label-followed-by="listtab" fo:text-indent="-0.2937in" fo:margin-left="4.0575in"/>
        </style:list-level-properties>
      </text:list-level-style-bullet>
      <text:list-level-style-bullet text:level="7" text:style-name="ListLabel_20_250" loext:num-list-format="•" style:num-suffix="•" text:bullet-char="•">
        <style:list-level-properties text:list-level-position-and-space-mode="label-alignment">
          <style:list-level-label-alignment text:label-followed-by="listtab" fo:text-indent="-0.2937in" fo:margin-left="4.6937in"/>
        </style:list-level-properties>
      </text:list-level-style-bullet>
      <text:list-level-style-bullet text:level="8" text:style-name="ListLabel_20_251" loext:num-list-format="•" style:num-suffix="•" text:bullet-char="•">
        <style:list-level-properties text:list-level-position-and-space-mode="label-alignment">
          <style:list-level-label-alignment text:label-followed-by="listtab" fo:text-indent="-0.2937in" fo:margin-left="5.3307in"/>
        </style:list-level-properties>
      </text:list-level-style-bullet>
      <text:list-level-style-bullet text:level="9" text:style-name="ListLabel_20_252" loext:num-list-format="•" style:num-suffix="•" text:bullet-char="•">
        <style:list-level-properties text:list-level-position-and-space-mode="label-alignment">
          <style:list-level-label-alignment text:label-followed-by="listtab" fo:text-indent="-0.2937in" fo:margin-left="5.9673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" style:num-format="1" text:start-value="2">
        <style:list-level-properties text:list-level-position-and-space-mode="label-alignment">
          <style:list-level-label-alignment text:label-followed-by="listtab" fo:text-indent="-0.2937in" fo:margin-left="0.8717in"/>
        </style:list-level-properties>
      </text:list-level-style-number>
      <text:list-level-style-number text:level="2" text:style-name="ListLabel_20_254" loext:num-list-format="%1%.%2%" style:num-format="1" text:display-levels="2">
        <style:list-level-properties text:list-level-position-and-space-mode="label-alignment">
          <style:list-level-label-alignment text:label-followed-by="listtab" fo:text-indent="-0.2937in" fo:margin-left="0.8717in"/>
        </style:list-level-properties>
      </text:list-level-style-number>
      <text:list-level-style-bullet text:level="3" text:style-name="ListLabel_20_255" loext:num-list-format="•" style:num-suffix="•" text:bullet-char="•">
        <style:list-level-properties text:list-level-position-and-space-mode="label-alignment">
          <style:list-level-label-alignment text:label-followed-by="listtab" fo:text-indent="-0.2937in" fo:margin-left="2.148in"/>
        </style:list-level-properties>
      </text:list-level-style-bullet>
      <text:list-level-style-bullet text:level="4" text:style-name="ListLabel_20_256" loext:num-list-format="•" style:num-suffix="•" text:bullet-char="•">
        <style:list-level-properties text:list-level-position-and-space-mode="label-alignment">
          <style:list-level-label-alignment text:label-followed-by="listtab" fo:text-indent="-0.2937in" fo:margin-left="2.7839in"/>
        </style:list-level-properties>
      </text:list-level-style-bullet>
      <text:list-level-style-bullet text:level="5" text:style-name="ListLabel_20_257" loext:num-list-format="•" style:num-suffix="•" text:bullet-char="•">
        <style:list-level-properties text:list-level-position-and-space-mode="label-alignment">
          <style:list-level-label-alignment text:label-followed-by="listtab" fo:text-indent="-0.2937in" fo:margin-left="3.4209in"/>
        </style:list-level-properties>
      </text:list-level-style-bullet>
      <text:list-level-style-bullet text:level="6" text:style-name="ListLabel_20_258" loext:num-list-format="•" style:num-suffix="•" text:bullet-char="•">
        <style:list-level-properties text:list-level-position-and-space-mode="label-alignment">
          <style:list-level-label-alignment text:label-followed-by="listtab" fo:text-indent="-0.2937in" fo:margin-left="4.0575in"/>
        </style:list-level-properties>
      </text:list-level-style-bullet>
      <text:list-level-style-bullet text:level="7" text:style-name="ListLabel_20_259" loext:num-list-format="•" style:num-suffix="•" text:bullet-char="•">
        <style:list-level-properties text:list-level-position-and-space-mode="label-alignment">
          <style:list-level-label-alignment text:label-followed-by="listtab" fo:text-indent="-0.2937in" fo:margin-left="4.6937in"/>
        </style:list-level-properties>
      </text:list-level-style-bullet>
      <text:list-level-style-bullet text:level="8" text:style-name="ListLabel_20_260" loext:num-list-format="•" style:num-suffix="•" text:bullet-char="•">
        <style:list-level-properties text:list-level-position-and-space-mode="label-alignment">
          <style:list-level-label-alignment text:label-followed-by="listtab" fo:text-indent="-0.2937in" fo:margin-left="5.3307in"/>
        </style:list-level-properties>
      </text:list-level-style-bullet>
      <text:list-level-style-bullet text:level="9" text:style-name="ListLabel_20_261" loext:num-list-format="•" style:num-suffix="•" text:bullet-char="•">
        <style:list-level-properties text:list-level-position-and-space-mode="label-alignment">
          <style:list-level-label-alignment text:label-followed-by="listtab" fo:text-indent="-0.2937in" fo:margin-left="5.9673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" style:num-format="1" text:start-value="7">
        <style:list-level-properties text:list-level-position-and-space-mode="label-alignment">
          <style:list-level-label-alignment text:label-followed-by="listtab" fo:text-indent="-0.1472in" fo:margin-left="0.7252in"/>
        </style:list-level-properties>
      </text:list-level-style-number>
      <text:list-level-style-number text:level="2" text:style-name="ListLabel_20_263" loext:num-list-format="%1%.%2%" style:num-format="1" text:display-levels="2">
        <style:list-level-properties text:list-level-position-and-space-mode="label-alignment">
          <style:list-level-label-alignment text:label-followed-by="listtab" fo:text-indent="-0.2937in" fo:margin-left="0.8717in"/>
        </style:list-level-properties>
      </text:list-level-style-number>
      <text:list-level-style-number text:level="3" text:style-name="ListLabel_20_264" loext:num-list-format="%1%.%2%.%3%" style:num-format="1" text:display-levels="3">
        <style:list-level-properties text:list-level-position-and-space-mode="label-alignment">
          <style:list-level-label-alignment text:label-followed-by="listtab" fo:text-indent="-0.6272in" fo:margin-left="0.078in"/>
        </style:list-level-properties>
      </text:list-level-style-number>
      <text:list-level-style-bullet text:level="4" text:style-name="ListLabel_20_265" loext:num-list-format="•" style:num-suffix="•" text:bullet-char="•">
        <style:list-level-properties text:list-level-position-and-space-mode="label-alignment">
          <style:list-level-label-alignment text:label-followed-by="listtab" fo:text-indent="-0.6272in" fo:margin-left="1.6701in"/>
        </style:list-level-properties>
      </text:list-level-style-bullet>
      <text:list-level-style-bullet text:level="5" text:style-name="ListLabel_20_266" loext:num-list-format="•" style:num-suffix="•" text:bullet-char="•">
        <style:list-level-properties text:list-level-position-and-space-mode="label-alignment">
          <style:list-level-label-alignment text:label-followed-by="listtab" fo:text-indent="-0.6272in" fo:margin-left="2.4661in"/>
        </style:list-level-properties>
      </text:list-level-style-bullet>
      <text:list-level-style-bullet text:level="6" text:style-name="ListLabel_20_267" loext:num-list-format="•" style:num-suffix="•" text:bullet-char="•">
        <style:list-level-properties text:list-level-position-and-space-mode="label-alignment">
          <style:list-level-label-alignment text:label-followed-by="listtab" fo:text-indent="-0.6272in" fo:margin-left="3.2618in"/>
        </style:list-level-properties>
      </text:list-level-style-bullet>
      <text:list-level-style-bullet text:level="7" text:style-name="ListLabel_20_268" loext:num-list-format="•" style:num-suffix="•" text:bullet-char="•">
        <style:list-level-properties text:list-level-position-and-space-mode="label-alignment">
          <style:list-level-label-alignment text:label-followed-by="listtab" fo:text-indent="-0.6272in" fo:margin-left="4.0575in"/>
        </style:list-level-properties>
      </text:list-level-style-bullet>
      <text:list-level-style-bullet text:level="8" text:style-name="ListLabel_20_269" loext:num-list-format="•" style:num-suffix="•" text:bullet-char="•">
        <style:list-level-properties text:list-level-position-and-space-mode="label-alignment">
          <style:list-level-label-alignment text:label-followed-by="listtab" fo:text-indent="-0.6272in" fo:margin-left="4.8535in"/>
        </style:list-level-properties>
      </text:list-level-style-bullet>
      <text:list-level-style-bullet text:level="9" text:style-name="ListLabel_20_270" loext:num-list-format="•" style:num-suffix="•" text:bullet-char="•">
        <style:list-level-properties text:list-level-position-and-space-mode="label-alignment">
          <style:list-level-label-alignment text:label-followed-by="listtab" fo:text-indent="-0.6272in" fo:margin-left="5.648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283in"/>
        </style:list-level-properties>
      </text:list-level-style-number>
      <text:list-level-style-bullet text:level="2" text:style-name="ListLabel_20_27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4736in"/>
        </style:list-level-properties>
      </text:list-level-style-bullet>
      <text:list-level-style-bullet text:level="3" text:style-name="ListLabel_20_27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1146in"/>
        </style:list-level-properties>
      </text:list-level-style-bullet>
      <text:list-level-style-bullet text:level="4" text:style-name="ListLabel_20_27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7547in"/>
        </style:list-level-properties>
      </text:list-level-style-bullet>
      <text:list-level-style-bullet text:level="5" text:style-name="ListLabel_20_27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3957in"/>
        </style:list-level-properties>
      </text:list-level-style-bullet>
      <text:list-level-style-bullet text:level="6" text:style-name="ListLabel_20_27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0366in"/>
        </style:list-level-properties>
      </text:list-level-style-bullet>
      <text:list-level-style-bullet text:level="7" text:style-name="ListLabel_20_27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6772in"/>
        </style:list-level-properties>
      </text:list-level-style-bullet>
      <text:list-level-style-bullet text:level="8" text:style-name="ListLabel_20_27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3181in"/>
        </style:list-level-properties>
      </text:list-level-style-bullet>
      <text:list-level-style-bullet text:level="9" text:style-name="ListLabel_20_27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959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" style:num-format="1">
        <style:list-level-properties text:list-level-position-and-space-mode="label-alignment">
          <style:list-level-label-alignment text:label-followed-by="listtab" fo:text-indent="-0.1472in" fo:margin-left="0.7252in"/>
        </style:list-level-properties>
      </text:list-level-style-number>
      <text:list-level-style-number text:level="2" text:style-name="ListLabel_20_281" loext:num-list-format="%1%.%2%" style:num-format="1" text:display-levels="2">
        <style:list-level-properties text:list-level-position-and-space-mode="label-alignment">
          <style:list-level-label-alignment text:label-followed-by="listtab" fo:text-indent="-0.2937in" fo:margin-left="0.8717in"/>
        </style:list-level-properties>
      </text:list-level-style-number>
      <text:list-level-style-number text:level="3" text:style-name="ListLabel_20_282" loext:num-list-format="%1%.%2%.%3%" style:num-format="1" text:display-levels="3">
        <style:list-level-properties text:list-level-position-and-space-mode="label-alignment">
          <style:list-level-label-alignment text:label-followed-by="listtab" fo:text-indent="-0.439in" fo:margin-left="1.0165in"/>
        </style:list-level-properties>
      </text:list-level-style-number>
      <text:list-level-style-number text:level="4" text:style-name="ListLabel_20_28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39in" fo:margin-left="0.078in"/>
        </style:list-level-properties>
      </text:list-level-style-number>
      <text:list-level-style-bullet text:level="5" text:style-name="ListLabel_20_284" loext:num-list-format="•" style:num-suffix="•" text:bullet-char="•">
        <style:list-level-properties text:list-level-position-and-space-mode="label-alignment">
          <style:list-level-label-alignment text:label-followed-by="listtab" fo:text-indent="-0.439in" fo:margin-left="1.0138in"/>
        </style:list-level-properties>
      </text:list-level-style-bullet>
      <text:list-level-style-bullet text:level="6" text:style-name="ListLabel_20_285" loext:num-list-format="•" style:num-suffix="•" text:bullet-char="•">
        <style:list-level-properties text:list-level-position-and-space-mode="label-alignment">
          <style:list-level-label-alignment text:label-followed-by="listtab" fo:text-indent="-0.439in" fo:margin-left="2.0516in"/>
        </style:list-level-properties>
      </text:list-level-style-bullet>
      <text:list-level-style-bullet text:level="7" text:style-name="ListLabel_20_286" loext:num-list-format="•" style:num-suffix="•" text:bullet-char="•">
        <style:list-level-properties text:list-level-position-and-space-mode="label-alignment">
          <style:list-level-label-alignment text:label-followed-by="listtab" fo:text-indent="-0.439in" fo:margin-left="3.089in"/>
        </style:list-level-properties>
      </text:list-level-style-bullet>
      <text:list-level-style-bullet text:level="8" text:style-name="ListLabel_20_287" loext:num-list-format="•" style:num-suffix="•" text:bullet-char="•">
        <style:list-level-properties text:list-level-position-and-space-mode="label-alignment">
          <style:list-level-label-alignment text:label-followed-by="listtab" fo:text-indent="-0.439in" fo:margin-left="4.1272in"/>
        </style:list-level-properties>
      </text:list-level-style-bullet>
      <text:list-level-style-bullet text:level="9" text:style-name="ListLabel_20_288" loext:num-list-format="•" style:num-suffix="•" text:bullet-char="•">
        <style:list-level-properties text:list-level-position-and-space-mode="label-alignment">
          <style:list-level-label-alignment text:label-followed-by="listtab" fo:text-indent="-0.439in" fo:margin-left="5.1646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764in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764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6764in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764in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764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1764in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6764in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176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118in"/>
        </style:list-level-properties>
      </text:list-level-style-number>
      <text:list-level-style-bullet text:level="2" text:style-name="ListLabel_20_29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5602in"/>
        </style:list-level-properties>
      </text:list-level-style-bullet>
      <text:list-level-style-bullet text:level="3" text:style-name="ListLabel_20_30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2043in"/>
        </style:list-level-properties>
      </text:list-level-style-bullet>
      <text:list-level-style-bullet text:level="4" text:style-name="ListLabel_20_30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848in"/>
        </style:list-level-properties>
      </text:list-level-style-bullet>
      <text:list-level-style-bullet text:level="5" text:style-name="ListLabel_20_30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4917in"/>
        </style:list-level-properties>
      </text:list-level-style-bullet>
      <text:list-level-style-bullet text:level="6" text:style-name="ListLabel_20_30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1354in"/>
        </style:list-level-properties>
      </text:list-level-style-bullet>
      <text:list-level-style-bullet text:level="7" text:style-name="ListLabel_20_30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7791in"/>
        </style:list-level-properties>
      </text:list-level-style-bullet>
      <text:list-level-style-bullet text:level="8" text:style-name="ListLabel_20_30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4228in"/>
        </style:list-level-properties>
      </text:list-level-style-bullet>
      <text:list-level-style-bullet text:level="9" text:style-name="ListLabel_20_30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6.066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" style:num-format="1" text:start-value="2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2" text:style-name="ListLabel_20_326" loext:num-list-format="%1%.%2%" style:num-format="1" text:display-levels="2">
        <style:list-level-properties text:list-level-position-and-space-mode="label-alignment">
          <style:list-level-label-alignment text:label-followed-by="listtab" fo:text-indent="-0.2602in" fo:margin-left="0.5209in"/>
        </style:list-level-properties>
      </text:list-level-style-number>
      <text:list-level-style-number text:level="3" text:style-name="ListLabel_20_327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0209in"/>
        </style:list-level-properties>
      </text:list-level-style-number>
      <text:list-level-style-number text:level="4" text:style-name="ListLabel_20_328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1.5311in"/>
        </style:list-level-properties>
      </text:list-level-style-number>
      <text:list-level-style-number text:level="5" text:style-name="ListLabel_20_32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7917in"/>
        </style:list-level-properties>
      </text:list-level-style-number>
      <text:list-level-style-number text:level="6" text:style-name="ListLabel_20_33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2.302in"/>
        </style:list-level-properties>
      </text:list-level-style-number>
      <text:list-level-style-number text:level="7" text:style-name="ListLabel_20_33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5626in"/>
        </style:list-level-properties>
      </text:list-level-style-number>
      <text:list-level-style-number text:level="8" text:style-name="ListLabel_20_33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3.0728in"/>
        </style:list-level-properties>
      </text:list-level-style-number>
      <text:list-level-style-number text:level="9" text:style-name="ListLabel_20_33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3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362" loext:num-list-format="%1%.%2%" style:num-format="1" text:display-levels="2">
        <style:list-level-properties text:list-level-position-and-space-mode="label-alignment">
          <style:list-level-label-alignment text:label-followed-by="listtab" fo:text-indent="-0.2917in" fo:margin-left="0.8827in"/>
        </style:list-level-properties>
      </text:list-level-style-number>
      <text:list-level-style-number text:level="3" text:style-name="ListLabel_20_36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6819in"/>
        </style:list-level-properties>
      </text:list-level-style-number>
      <text:list-level-style-number text:level="4" text:style-name="ListLabel_20_36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5228in"/>
        </style:list-level-properties>
      </text:list-level-style-number>
      <text:list-level-style-number text:level="5" text:style-name="ListLabel_20_36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138in"/>
        </style:list-level-properties>
      </text:list-level-style-number>
      <text:list-level-style-number text:level="6" text:style-name="ListLabel_20_36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9547in"/>
        </style:list-level-properties>
      </text:list-level-style-number>
      <text:list-level-style-number text:level="7" text:style-name="ListLabel_20_36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5457in"/>
        </style:list-level-properties>
      </text:list-level-style-number>
      <text:list-level-style-number text:level="8" text:style-name="ListLabel_20_36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3866in"/>
        </style:list-level-properties>
      </text:list-level-style-number>
      <text:list-level-style-number text:level="9" text:style-name="ListLabel_20_36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6.22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 Prockudin</meta:initial-creator>
    <dc:creator>Vlad Prockudin</dc:creator>
    <meta:editing-cycles>1</meta:editing-cycles>
    <meta:creation-date>2022-10-16T15:29:00</meta:creation-date>
    <dc:date>2022-10-17T12:17:00</dc:date>
    <meta:editing-duration>PT5H7M</meta:editing-duration>
    <meta:generator>LibreOffice/7.6.1.2$Linux_X86_64 LibreOffice_project/60$Build-2</meta:generator>
    <meta:document-statistic meta:table-count="5" meta:image-count="0" meta:object-count="0" meta:page-count="6" meta:paragraph-count="171" meta:word-count="1085" meta:character-count="8844" meta:non-whitespace-character-count="7872"/>
    <meta:user-defined meta:name="AppVersion">16.0000</meta:user-defined>
    <meta:template xlink:type="simple" xlink:actuate="onRequest" xlink:title="Normal.dotm" xlink:href=""/>
  </office:meta>
</office:document-meta>
</file>